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1" svg:font-family="Calibri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Baltic" svg:font-family="'Calibri Baltic'" style:font-family-generic="swiss" style:font-pitch="variable"/>
    <style:font-face style:name="Calibri CE" svg:font-family="'Calibri CE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059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3.411cm"/>
    </style:style>
    <style:style style:name="co13" style:family="table-column">
      <style:table-column-properties fo:break-before="auto" style:column-width="22.585cm"/>
    </style:style>
    <style:style style:name="co14" style:family="table-column">
      <style:table-column-properties fo:break-before="auto" style:column-width="4.256cm"/>
    </style:style>
    <style:style style:name="co15" style:family="table-column">
      <style:table-column-properties fo:break-before="auto" style:column-width="55.592cm"/>
    </style:style>
    <style:style style:name="co16" style:family="table-column">
      <style:table-column-properties fo:break-before="auto" style:column-width="32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" style:family="table-cell" style:parent-style-name="Default">
      <style:text-properties style:font-name="Arial" fo:font-size="10pt" style:font-size-asian="10pt" style:font-size-complex="10pt"/>
    </style:style>
    <style:style style:name="ce16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weight-asian="bold" style:font-name-complex="Calibri" style:font-size-complex="11pt" style:language-complex="ar" style:country-complex="SA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weight-asian="normal" style:font-name-complex="Calibri" style:font-size-complex="11pt" style:language-complex="ar" style:country-complex="SA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Calibri" fo:font-size="11pt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weight-asian="normal" style:font-name-complex="Calibri" style:font-size-complex="11pt" style:language-complex="ar" style:country-complex="SA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a" fo:country="DK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weight-asian="normal" style:font-name-complex="Calibri" style:font-size-complex="11pt" style:language-complex="ar" style:country-complex="SA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size-complex="11pt" style:language-complex="ar" style:country-complex="SA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fo:font-size="11pt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size-complex="11pt" style:language-complex="ar" style:country-complex="SA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ucida Sans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alibri" fo:font-size="11pt" fo:language="en" fo:country="US" style:language-asian="en" style:country-asian="US" style:language-complex="ar" style:country-complex="SA" style:font-name-asian="Calibri" style:font-name-complex="Calibri" style:font-size-asian="11pt" style:font-size-complex="11pt"/>
    </style:style>
    <style:style style:name="T7" style:family="text">
      <style:text-properties style:font-name="Calibri" fo:font-size="11pt" fo:language="en" fo:country="US" style:language-asian="en" style:country-asian="US" style:language-complex="ar" style:country-complex="SA" style:font-name-asian="Calibri" style:font-name-complex="Calibri" style:font-size-asian="11pt" style:font-size-complex="11pt" fo:font-style="italic" style:font-style-asian="italic" style:font-style-complex="italic"/>
    </style:style>
    <style:style style:name="T8" style:family="text">
      <style:text-properties style:font-name="Calibri" fo:font-size="11pt" style:language-asian="en" style:country-asian="US" style:language-complex="ar" style:country-complex="SA" style:font-name-asian="Calibri" style:font-name-complex="Calibri" style:font-size-asian="11pt" style:font-size-complex="11pt" fo:language="da" fo:country="DK"/>
    </style:style>
    <style:style style:name="T9" style:family="text">
      <style:text-properties style:font-name="Calibri" fo:font-size="11pt" style:language-asian="en" style:country-asian="US" style:language-complex="ar" style:country-complex="SA" style:font-name-asian="Calibri" style:font-name-complex="Calibri" style:font-size-asian="11pt" style:font-size-complex="11pt" fo:font-style="italic" fo:language="en" fo:country="US" style:font-style-asian="italic" style:font-style-complex="italic"/>
    </style:style>
    <style:style style:name="T10" style:family="text">
      <style:text-properties style:font-name="Calibri" fo:font-size="11pt" style:language-asian="en" style:country-asian="US" style:language-complex="ar" style:country-complex="SA" style:font-name-asian="Calibri" style:font-name-complex="Calibri" style:font-size-asian="11pt" style:font-size-complex="11pt" fo:language="en" fo:country="US"/>
    </style:style>
    <style:style style:name="T11" style:family="text">
      <style:text-properties style:font-name="Calibri" fo:font-size="11pt" style:language-asian="en" style:country-asian="US" style:language-complex="ar" style:country-complex="SA" style:font-name-asian="Calibri" style:font-name-complex="Calibri" style:font-size-asian="11pt" style:font-size-complex="11pt" fo:language="da" fo:country="DK" fo:font-style="italic" style:font-style-asian="italic" style:font-style-complex="italic"/>
    </style:style>
    <style:style style:name="T12" style:family="text">
      <style:text-properties style:font-name="Calibri" fo:font-size="11pt" fo:language="da" fo:country="DK" style:language-asian="en" style:country-asian="US" style:language-complex="ar" style:country-complex="SA" style:font-name-asian="Calibri" style:font-name-complex="Calibri" style:font-size-asian="11pt" style:font-size-complex="11pt"/>
    </style:style>
    <style:style style:name="T13" style:family="text">
      <style:text-properties style:font-name="Calibri" fo:font-size="11pt" fo:language="da" fo:country="DK" style:language-asian="en" style:country-asian="US" style:language-complex="ar" style:country-complex="SA" style:font-name-asian="Calibri" style:font-name-complex="Calibri" style:font-size-asian="11pt" style:font-size-complex="11pt" fo:font-style="italic" style:font-style-asian="italic" style:font-style-complex="italic"/>
    </style:style>
    <style:style style:name="T14" style:family="text">
      <style:text-properties style:font-name="Calibri" fo:font-size="11pt" style:language-asian="en" style:country-asian="US" style:language-complex="ar" style:country-complex="SA" style:font-name-asian="Calibri" style:font-name-complex="Calibri" style:font-size-asian="11pt" style:font-size-complex="11pt" fo:font-style="italic" fo:language="da" fo:country="DK" style:font-style-asian="italic" style:font-style-complex="italic"/>
    </style:style>
    <style:style style:name="T15" style:family="text">
      <style:text-properties style:font-name="Calibri" fo:font-size="11pt" style:language-asian="en" style:country-asian="US" style:language-complex="ar" style:country-complex="SA" style:font-name-asian="Calibri" style:font-name-complex="Calibri" style:font-size-asian="11pt" style:font-size-complex="11pt" fo:language="en" fo:country="US" fo:font-style="italic" style:font-style-asian="italic" style:font-style-complex="italic"/>
    </style:style>
    <style:style style:name="T16" style:family="text">
      <style:text-properties style:font-name="Calibri CE" fo:font-size="11pt" fo:language="en" fo:country="US" style:language-asian="en" style:country-asian="US" style:language-complex="ar" style:country-complex="SA" style:font-name-asian="Calibri CE" style:font-name-complex="Calibri CE" style:font-size-asian="11pt" style:font-size-complex="11pt"/>
    </style:style>
    <style:style style:name="T17" style:family="text">
      <style:text-properties style:font-name="Calibri CE" fo:font-size="11pt" fo:language="en" fo:country="US" style:language-asian="en" style:country-asian="US" style:language-complex="ar" style:country-complex="SA" style:font-name-asian="Calibri CE" style:font-name-complex="Calibri CE" style:font-size-asian="11pt" style:font-size-complex="11pt" fo:font-style="italic" style:font-style-asian="italic" style:font-style-complex="italic"/>
    </style:style>
    <style:style style:name="T18" style:family="text">
      <style:text-properties fo:font-size="11pt" fo:language="en" fo:country="US" style:language-asian="en" style:country-asian="US" style:language-complex="ar" style:country-complex="SA" style:font-size-asian="11pt" style:font-size-complex="11pt" style:font-name="Calibri" style:font-name-asian="Calibri" style:font-name-complex="Calibri"/>
    </style:style>
    <style:style style:name="T19" style:family="text">
      <style:text-properties style:font-name="Calibri" fo:font-size="11pt" style:language-asian="en" style:country-asian="US" style:language-complex="ar" style:country-complex="SA" style:font-name-asian="Calibri" style:font-name-complex="Calibri" style:font-size-asian="11pt" style:font-size-complex="11pt" fo:font-style="italic" style:font-style-asian="italic" style:font-style-complex="italic" fo:language="en" fo:country="US"/>
    </style:style>
    <style:style style:name="T20" style:family="text">
      <style:text-properties fo:font-size="11pt" fo:language="en" fo:country="US" style:language-asian="en" style:country-asian="US" style:language-complex="ar" style:country-complex="SA" style:font-size-asian="11pt" style:font-size-complex="11pt" fo:font-style="italic" style:font-style-asian="italic" style:font-style-complex="italic" style:font-name="Calibri CE" style:font-name-asian="Calibri CE" style:font-name-complex="Calibri CE"/>
    </style:style>
    <style:style style:name="T21" style:family="text">
      <style:text-properties fo:font-size="11pt" fo:language="en" fo:country="US" style:language-asian="en" style:country-asian="US" style:language-complex="ar" style:country-complex="SA" style:font-size-asian="11pt" style:font-size-complex="11pt" style:font-name="Calibri CE" style:font-name-asian="Calibri CE" style:font-name-complex="Calibri CE"/>
    </style:style>
    <style:style style:name="T22" style:family="text">
      <style:text-properties fo:font-size="11pt" fo:language="en" fo:country="US" style:language-asian="en" style:country-asian="US" style:language-complex="ar" style:country-complex="SA" style:font-size-asian="11pt" style:font-size-complex="11pt" style:font-name="Calibri CE" fo:font-style="italic" style:font-name-asian="Calibri CE" style:font-name-complex="Calibri CE" style:font-style-asian="italic" style:font-style-complex="italic"/>
    </style:style>
    <style:style style:name="T23" style:family="text">
      <style:text-properties style:font-name="Calibri Baltic" fo:font-size="11pt" fo:language="da" fo:country="DK" style:language-asian="en" style:country-asian="US" style:language-complex="ar" style:country-complex="SA" style:font-name-asian="Calibri Baltic" style:font-name-complex="Calibri Baltic" style:font-size-asian="11pt" style:font-size-complex="11pt"/>
    </style:style>
    <style:style style:name="T24" style:family="text">
      <style:text-properties fo:font-size="11pt" fo:language="da" fo:country="DK" style:language-asian="en" style:country-asian="US" style:language-complex="ar" style:country-complex="SA" style:font-size-asian="11pt" style:font-size-complex="11pt" style:font-name="Calibri" style:font-name-asian="Calibri" style:font-name-complex="Calibri"/>
    </style:style>
    <style:style style:name="T25" style:family="text">
      <style:text-properties fo:font-size="11pt" style:language-asian="en" style:country-asian="US" style:language-complex="ar" style:country-complex="SA" style:font-size-asian="11pt" style:font-size-complex="11pt" style:font-name="Calibri" style:font-name-asian="Calibri" style:font-name-complex="Calibri" fo:language="en" fo:country="US"/>
    </style:style>
    <style:style style:name="T26" style:family="text">
      <style:text-properties fo:font-size="11pt" style:language-asian="en" style:country-asian="US" style:language-complex="ar" style:country-complex="SA" style:font-size-asian="11pt" style:font-size-complex="11pt" style:font-name="Calibri" style:font-name-asian="Calibri" style:font-name-complex="Calibri" fo:language="en" fo:country="US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le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1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default-cell-style-name="ce10"/>
        <table:table-column table:style-name="co13" table:default-cell-style-name="ce11"/>
        <table:table-column table:style-name="co1" table:number-columns-repeated="46" table:default-cell-style-name="ce10"/>
        <table:table-column table:style-name="co1" table:number-columns-repeated="959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site</text:p>
          </table:table-cell>
          <table:table-cell table:style-name="ce9" office:value-type="string" calcext:value-type="string">
            <text:p>country</text:p>
          </table:table-cell>
          <table:table-cell table:style-name="ce9" office:value-type="string" calcext:value-type="string">
            <text:p>long</text:p>
          </table:table-cell>
          <table:table-cell table:style-name="ce9" office:value-type="string" calcext:value-type="string">
            <text:p>lat</text:p>
          </table:table-cell>
          <table:table-cell table:style-name="ce9" office:value-type="string" calcext:value-type="string">
            <text:p>coord_precision</text:p>
          </table:table-cell>
          <table:table-cell table:style-name="ce9" office:value-type="string" calcext:value-type="string">
            <text:p>chron_association</text:p>
          </table:table-cell>
          <table:table-cell table:style-name="ce9" office:value-type="string" calcext:value-type="string">
            <text:p>arch_association</text:p>
          </table:table-cell>
          <table:table-cell table:style-name="ce9" office:value-type="string" calcext:value-type="string">
            <text:p>find_context</text:p>
          </table:table-cell>
          <table:table-cell table:style-name="ce9" office:value-type="string" calcext:value-type="string">
            <text:p>procurement_method</text:p>
          </table:table-cell>
          <table:table-cell table:style-name="ce9" office:value-type="string" calcext:value-type="string">
            <text:p>stratigraphy</text:p>
          </table:table-cell>
          <table:table-cell table:style-name="ce9" office:value-type="string" calcext:value-type="string">
            <text:p>material_count</text:p>
          </table:table-cell>
          <table:table-cell table:style-name="ce9" office:value-type="string" calcext:value-type="string">
            <text:p>relative_dating</text:p>
          </table:table-cell>
          <table:table-cell table:style-name="ce9" office:value-type="string" calcext:value-type="string">
            <text:p>faunal_association</text:p>
          </table:table-cell>
          <table:table-cell table:style-name="ce9" office:value-type="string" calcext:value-type="string">
            <text:p>absolute_dating</text:p>
          </table:table-cell>
          <table:table-cell table:style-name="ce9" office:value-type="string" calcext:value-type="string">
            <text:p>publication_status</text:p>
          </table:table-cell>
          <table:table-cell table:style-name="ce9" office:value-type="string" calcext:value-type="string">
            <text:p>total_score</text:p>
          </table:table-cell>
          <table:table-cell table:style-name="ce14" office:value-type="string" calcext:value-type="string">
            <text:p>reference</text:p>
          </table:table-cell>
          <table:table-cell table:style-name="ce17"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achendorf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223361</text:p>
          </table:table-cell>
          <table:table-cell table:style-name="ce11" office:value-type="string" calcext:value-type="string">
            <text:p>52.62102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pulse_1</text:p>
          </table:table-cell>
          <table:table-cell table:style-name="ce11" office:value-type="string" calcext:value-type="string">
            <text:p>classic_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2:.P2])" office:value-type="float" office:value="10" calcext:value-type="float">
            <text:p>10</text:p>
          </table:table-cell>
          <table:table-cell office:value-type="string" calcext:value-type="string">
            <text:p>Breest 200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eckedorf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088357</text:p>
          </table:table-cell>
          <table:table-cell table:style-name="ce11" office:value-type="string" calcext:value-type="string">
            <text:p>52.81066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pulse_1</text:p>
          </table:table-cell>
          <table:table-cell table:style-name="ce11" office:value-type="string" calcext:value-type="string">
            <text:p>classic_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3:.P3])" office:value-type="float" office:value="10" calcext:value-type="float">
            <text:p>10</text:p>
          </table:table-cell>
          <table:table-cell office:value-type="string" calcext:value-type="string">
            <text:p>Breest 2000</text:p>
          </table:table-cell>
          <table:table-cell table:number-columns-repeated="100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Ahrenshoft_la79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4:.P4])" office:value-type="float" office:value="6" calcext:value-type="float">
            <text:p>6</text:p>
          </table:table-cell>
          <table:table-cell office:value-type="string" calcext:value-type="string">
            <text:p>Hartz 1987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iendorf_2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10.192473</text:p>
          </table:table-cell>
          <table:table-cell office:value-type="string" calcext:value-type="string">
            <text:p>53.63520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table:formula="of:=SUM([.J5:.P5])" office:value-type="float" office:value="17" calcext:value-type="float">
            <text:p>17</text:p>
          </table:table-cell>
          <table:table-cell table:style-name="ce15" office:value-type="string" calcext:value-type="string">
            <text:p>Rust 1937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iendorf_9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10.192473</text:p>
          </table:table-cell>
          <table:table-cell office:value-type="string" calcext:value-type="string">
            <text:p>53.63520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6:.P6])" office:value-type="float" office:value="14" calcext:value-type="float">
            <text:p>14</text:p>
          </table:table-cell>
          <table:table-cell table:style-name="ce15"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ggenwisch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10.192473</text:p>
          </table:table-cell>
          <table:table-cell office:value-type="string" calcext:value-type="string">
            <text:p>53.63520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table:formula="of:=SUM([.J7:.P7])" office:value-type="float" office:value="17" calcext:value-type="float">
            <text:p>17</text:p>
          </table:table-cell>
          <table:table-cell office:value-type="string" calcext:value-type="string">
            <text:p>Rust 1958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ellmoor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10.192473</text:p>
          </table:table-cell>
          <table:table-cell office:value-type="string" calcext:value-type="string">
            <text:p>53.63520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SUM([.J8:.P8])" office:value-type="float" office:value="13" calcext:value-type="float">
            <text:p>13</text:p>
          </table:table-cell>
          <table:table-cell office:value-type="string" calcext:value-type="string">
            <text:p>Rust 1943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imern_41_41a_41b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906636</text:p>
          </table:table-cell>
          <table:table-cell office:value-type="string" calcext:value-type="string">
            <text:p>53.057920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SUM([.J9:.P9])" office:value-type="float" office:value="14" calcext:value-type="float">
            <text:p>14</text:p>
          </table:table-cell>
          <table:table-cell office:value-type="string" calcext:value-type="string">
            <text:p>Tromnau 1975a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imern_42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906636</text:p>
          </table:table-cell>
          <table:table-cell office:value-type="string" calcext:value-type="string">
            <text:p>53.057920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SUM([.J10:.P10])" office:value-type="float" office:value="15" calcext:value-type="float">
            <text:p>15</text:p>
          </table:table-cell>
          <table:table-cell office:value-type="string" calcext:value-type="string">
            <text:p>Tromnau 1975a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imern_44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906636</text:p>
          </table:table-cell>
          <table:table-cell office:value-type="string" calcext:value-type="string">
            <text:p>53.057920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SUM([.J11:.P11])" office:value-type="float" office:value="15" calcext:value-type="float">
            <text:p>15</text:p>
          </table:table-cell>
          <table:table-cell office:value-type="string" calcext:value-type="string">
            <text:p>Tromnau 1975a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ber_118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906842</text:p>
          </table:table-cell>
          <table:table-cell office:value-type="string" calcext:value-type="string">
            <text:p>53.066246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2:.P12])" office:value-type="float" office:value="13" calcext:value-type="float">
            <text:p>13</text:p>
          </table:table-cell>
          <table:table-cell office:value-type="string" calcext:value-type="string">
            <text:p>Tromnau 1975a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ber_127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906947</text:p>
          </table:table-cell>
          <table:table-cell office:value-type="string" calcext:value-type="string">
            <text:p>53.066675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3:.P13])" office:value-type="float" office:value="13" calcext:value-type="float">
            <text:p>13</text:p>
          </table:table-cell>
          <table:table-cell office:value-type="string" calcext:value-type="string">
            <text:p>Tromnau 1975a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rgener_moor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7.382702</text:p>
          </table:table-cell>
          <table:table-cell office:value-type="string" calcext:value-type="string">
            <text:p>52.710668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:.P14])" office:value-type="float" office:value="12" calcext:value-type="float">
            <text:p>12</text:p>
          </table:table-cell>
          <table:table-cell office:value-type="string" calcext:value-type="string">
            <text:p>Holm &amp; Rieck 1992; Tromnau 1974c; Schwabedissen 1937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ltwisch_1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10.192473</text:p>
          </table:table-cell>
          <table:table-cell office:value-type="string" calcext:value-type="string">
            <text:p>53.63520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5:.P15])" office:value-type="float" office:value="15" calcext:value-type="float">
            <text:p>15</text:p>
          </table:table-cell>
          <table:table-cell office:value-type="string" calcext:value-type="string">
            <text:p>Burdukiewicz 1986; Tromnau 1975b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hlenburg_Pennenmoor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8.618619</text:p>
          </table:table-cell>
          <table:table-cell office:value-type="string" calcext:value-type="string">
            <text:p>53.858124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:.P16])" office:value-type="float" office:value="12" calcext:value-type="float">
            <text:p>12</text:p>
          </table:table-cell>
          <table:table-cell office:value-type="string" calcext:value-type="string">
            <text:p>Büttner 1936, 1940; Schwabedissen 1937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sewisch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10.192473</text:p>
          </table:table-cell>
          <table:table-cell office:value-type="string" calcext:value-type="string">
            <text:p>53.63520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7:.P17])" office:value-type="float" office:value="12" calcext:value-type="float">
            <text:p>12</text:p>
          </table:table-cell>
          <table:table-cell office:value-type="string" calcext:value-type="string">
            <text:p>Rust 1958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rneck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10.243921</text:p>
          </table:table-cell>
          <table:table-cell office:value-type="string" calcext:value-type="string">
            <text:p>53.660799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8:.P18])" office:value-type="float" office:value="12" calcext:value-type="float">
            <text:p>12</text:p>
          </table:table-cell>
          <table:table-cell office:value-type="string" calcext:value-type="string">
            <text:p>Rust 1958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chalkholz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247623</text:p>
          </table:table-cell>
          <table:table-cell office:value-type="string" calcext:value-type="string">
            <text:p>54.245896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9:.P19])" office:value-type="float" office:value="11" calcext:value-type="float">
            <text:p>11</text:p>
          </table:table-cell>
          <table:table-cell office:value-type="string" calcext:value-type="string">
            <text:p>Burdukiewicz 1986; Tromnau 1974a</text:p>
          </table:table-cell>
          <table:table-cell table:number-columns-repeated="1005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Duurswoude_IV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6.220286</text:p>
          </table:table-cell>
          <table:table-cell office:value-type="string" calcext:value-type="string">
            <text:p>53.062417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20:.P20])" office:value-type="float" office:value="10" calcext:value-type="float">
            <text:p>10</text:p>
          </table:table-cell>
          <table:table-cell table:style-name="ce18" office:value-type="string" calcext:value-type="string">
            <text:p><text:span text:style-name="T1">Burdukiewicz 1986; </text:span><text:span text:style-name="T2">van Noort 2007; Bohmers &amp; Houtsma 1961 pp. 142</text:span>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reterp_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6.157883</text:p>
          </table:table-cell>
          <table:table-cell office:value-type="string" calcext:value-type="string">
            <text:p>53.091518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21:.P21])" office:value-type="float" office:value="13" calcext:value-type="float">
            <text:p>13</text:p>
          </table:table-cell>
          <table:table-cell office:value-type="string" calcext:value-type="string">
            <text:p>Burdukiewicz 1986; Tromnau 1975b pp. 88; Bohmers 1947 fig. 13-22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Gasselte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6.787769</text:p>
          </table:table-cell>
          <table:table-cell table:style-name="ce13" office:value-type="string" calcext:value-type="string">
            <text:p>52.97101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pulse_1</text:p>
          </table:table-cell>
          <table:table-cell table:style-name="ce11"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22:.P22])" office:value-type="float" office:value="10" calcext:value-type="float">
            <text:p>10</text:p>
          </table:table-cell>
          <table:table-cell office:value-type="string" calcext:value-type="string">
            <text:p>Burdukiewicz 1986; Tromnau 1975b pp. 87; Narr 1968; Bohmers 1947 pp. 169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3" office:value-type="string" calcext:value-type="string">
            <text:p>Kragola_25</text:p>
          </table:table-cell>
          <table:table-cell table:style-name="ce11" office:value-type="string" calcext:value-type="string">
            <text:p>PL</text:p>
          </table:table-cell>
          <table:table-cell table:style-name="ce13" office:value-type="string" calcext:value-type="string">
            <text:p>18.242705</text:p>
          </table:table-cell>
          <table:table-cell table:style-name="ce13" office:value-type="string" calcext:value-type="string">
            <text:p>52.15427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pulse_1</text:p>
          </table:table-cell>
          <table:table-cell table:style-name="ce11"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23:.P23])" office:value-type="float" office:value="14" calcext:value-type="float">
            <text:p>14</text:p>
          </table:table-cell>
          <table:table-cell office:value-type="string" calcext:value-type="string">
            <text:p><text:span text:style-name="T3">Bobrowski &amp; Sobkowiak-Tabaka 2006; </text:span>Kabacinski &amp; Sobkowiak-Tabaka 2012; Kabacinski &amp; Kobusiewicz 2007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rkowice_3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7.411941</text:p>
          </table:table-cell>
          <table:table-cell office:value-type="string" calcext:value-type="string">
            <text:p>52.768771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table:formula="of:=SUM([.J24:.P24])" office:value-type="float" office:value="18" calcext:value-type="float">
            <text:p>18</text:p>
          </table:table-cell>
          <table:table-cell office:value-type="string" calcext:value-type="string">
            <text:p><text:span text:style-name="T3">Bobrowski &amp; Sobkowiak-Tabaka 2006; </text:span>Chlodnicki &amp; Kabacinski 1997; Kabacinski et al. 1999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lbrachice_8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6.372641</text:p>
          </table:table-cell>
          <table:table-cell office:value-type="string" calcext:value-type="string">
            <text:p>51.769791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formula="of:=SUM([.J25:.P25])" office:value-type="float" office:value="19" calcext:value-type="float">
            <text:p>19</text:p>
          </table:table-cell>
          <table:table-cell office:value-type="string" calcext:value-type="string">
            <text:p>Burdukiewicz 1986: 224, 1987; Burdukiewicz &amp; Szynkiewicz 2002; Bobrowski &amp; Sobkowiak-Tabaka 2006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ojnowo_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5.785124</text:p>
          </table:table-cell>
          <table:table-cell office:value-type="string" calcext:value-type="string">
            <text:p>52.099445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SUM([.J26:.P26])" office:value-type="float" office:value="9" calcext:value-type="float">
            <text:p>9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dlnica_1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6.333385</text:p>
          </table:table-cell>
          <table:table-cell office:value-type="string" calcext:value-type="string">
            <text:p>51.76414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27:.P27])" office:value-type="float" office:value="15" calcext:value-type="float">
            <text:p>15</text:p>
          </table:table-cell>
          <table:table-cell office:value-type="string" calcext:value-type="string">
            <text:p>Burdukiewicz &amp; Szynkiewicz 2002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iedlnica_17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6.333385</text:p>
          </table:table-cell>
          <table:table-cell office:value-type="string" calcext:value-type="string">
            <text:p>51.76414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SUM([.J28:.P28])" office:value-type="float" office:value="15" calcext:value-type="float">
            <text:p>15</text:p>
          </table:table-cell>
          <table:table-cell office:value-type="string" calcext:value-type="string">
            <text:p>Bobrowski &amp; Sobkowiak-Tabaka 2006; Burdukiewicz 1986: 224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wy_mlyn_2_3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6.945442</text:p>
          </table:table-cell>
          <table:table-cell office:value-type="string" calcext:value-type="string">
            <text:p>52.758016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1</text:p>
          </table:table-cell>
          <table:table-cell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table:formula="of:=SUM([.J29:.P29])" office:value-type="float" office:value="10" calcext:value-type="float">
            <text:p>10</text:p>
          </table:table-cell>
          <table:table-cell office:value-type="string" calcext:value-type="string">
            <text:p>Bobrowski &amp; Sobkowiak-Tabaka 2006; Burdukiewicz 1986: 224</text:p>
          </table:table-cell>
          <table:table-cell table:number-columns-repeated="1005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Liny_1</text:p>
          </table:table-cell>
          <table:table-cell office:value-type="string" calcext:value-type="string">
            <text:p>PL</text:p>
          </table:table-cell>
          <table:table-cell table:style-name="ce13" office:value-type="string" calcext:value-type="string">
            <text:p>15.840041</text:p>
          </table:table-cell>
          <table:table-cell table:style-name="ce13" office:value-type="string" calcext:value-type="string">
            <text:p>52.10949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pulse_1</text:p>
          </table:table-cell>
          <table:table-cell table:style-name="ce11" office:value-type="string" calcext:value-type="string">
            <text:p>classic_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30:.P30])" office:value-type="float" office:value="15" calcext:value-type="float">
            <text:p>15</text:p>
          </table:table-cell>
          <table:table-cell office:value-type="string" calcext:value-type="string">
            <text:p><text:span text:style-name="T3">Bobrowski &amp; Sobkowiak-Tabaka 2006; Burdukiewicz 1986: 224; </text:span>Kobusiewicz 1973, 1975</text:p>
          </table:table-cell>
          <table:table-cell table:number-columns-repeated="1005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Kovaltsy</text:p>
          </table:table-cell>
          <table:table-cell table:style-name="ce11" office:value-type="string" calcext:value-type="string">
            <text:p>BY</text:p>
          </table:table-cell>
          <table:table-cell table:style-name="ce13" office:value-type="string" calcext:value-type="string">
            <text:p>23.960251</text:p>
          </table:table-cell>
          <table:table-cell table:style-name="ce13" office:value-type="string" calcext:value-type="string">
            <text:p>53.374330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table:formula="of:=SUM([.J31:.P31])" office:value-type="float" office:value="18" calcext:value-type="float">
            <text:p>18</text:p>
          </table:table-cell>
          <table:table-cell office:value-type="string" calcext:value-type="string">
            <text:p>Stancikaité et al. 2011</text:p>
          </table:table-cell>
          <table:table-cell table:number-columns-repeated="1005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3" office:value-type="string" calcext:value-type="string">
            <text:p>Pribor_8</text:p>
          </table:table-cell>
          <table:table-cell table:style-name="ce11" office:value-type="string" calcext:value-type="string">
            <text:p>BY</text:p>
          </table:table-cell>
          <table:table-cell table:style-name="ce13" office:value-type="string" calcext:value-type="string">
            <text:p>30.762442</text:p>
          </table:table-cell>
          <table:table-cell table:style-name="ce13" office:value-type="string" calcext:value-type="string">
            <text:p>52.40981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unkn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32:.P32])" office:value-type="float" office:value="5" calcext:value-type="float">
            <text:p>5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3" office:value-type="string" calcext:value-type="string">
            <text:p>Odrizin_Lake</text:p>
          </table:table-cell>
          <table:table-cell table:style-name="ce11" office:value-type="string" calcext:value-type="string">
            <text:p>BY</text:p>
          </table:table-cell>
          <table:table-cell table:style-name="ce13" office:value-type="string" calcext:value-type="string">
            <text:p>26.698798</text:p>
          </table:table-cell>
          <table:table-cell table:style-name="ce13" office:value-type="string" calcext:value-type="string">
            <text:p>53.12501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33:.P33])" office:value-type="float" office:value="4" calcext:value-type="float">
            <text:p>4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Skrobicze_107</text:p>
          </table:table-cell>
          <table:table-cell table:style-name="ce11" office:value-type="string" calcext:value-type="string">
            <text:p>BY</text:p>
          </table:table-cell>
          <table:table-cell table:style-name="ce13" office:value-type="string" calcext:value-type="string">
            <text:p>23.796993</text:p>
          </table:table-cell>
          <table:table-cell table:style-name="ce13" office:value-type="string" calcext:value-type="string">
            <text:p>52.12581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34:.P34])" office:value-type="float" office:value="4" calcext:value-type="float">
            <text:p>4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1" office:value-type="string" calcext:value-type="string">
            <text:p>Todtshorn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779097</text:p>
          </table:table-cell>
          <table:table-cell table:style-name="ce11" office:value-type="string" calcext:value-type="string">
            <text:p>53.212817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35:.P35])" office:value-type="float" office:value="5" calcext:value-type="float">
            <text:p>5</text:p>
          </table:table-cell>
          <table:table-cell office:value-type="string" calcext:value-type="string">
            <text:p>Breest 2004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1" office:value-type="string" calcext:value-type="string">
            <text:p>Grosswusterwitz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2.368921</text:p>
          </table:table-cell>
          <table:table-cell table:style-name="ce11" office:value-type="string" calcext:value-type="string">
            <text:p>52.37358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36:.P36])" office:value-type="float" office:value="5" calcext:value-type="float">
            <text:p>5</text:p>
          </table:table-cell>
          <table:table-cell office:value-type="string" calcext:value-type="string">
            <text:p>Mey 1960; Terberger &amp; Lübke 2005, 2007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1" office:value-type="string" calcext:value-type="string">
            <text:p>AHR_LA_149_Krattwisch_2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203652</text:p>
          </table:table-cell>
          <table:table-cell table:style-name="ce11" office:value-type="string" calcext:value-type="string">
            <text:p>53.638988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37:.P37])" office:value-type="float" office:value="7" calcext:value-type="float">
            <text:p>7</text:p>
          </table:table-cell>
          <table:table-cell office:value-type="string" calcext:value-type="string">
            <text:p>Clausen &amp; Guldin 2017</text:p>
          </table:table-cell>
          <table:table-cell table:number-columns-repeated="100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" office:value-type="string" calcext:value-type="string">
            <text:p>Meckelfeld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655691</text:p>
          </table:table-cell>
          <table:table-cell table:style-name="ce11" office:value-type="string" calcext:value-type="string">
            <text:p>53.73508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unknown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formula="of:=SUM([.J38:.P38])" office:value-type="float" office:value="0" calcext:value-type="float">
            <text:p>0</text:p>
          </table:table-cell>
          <table:table-cell office:value-type="string" calcext:value-type="string">
            <text:p>Tromnau 1974a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" office:value-type="string" calcext:value-type="string">
            <text:p>Ronneburg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863315</text:p>
          </table:table-cell>
          <table:table-cell table:style-name="ce11" office:value-type="string" calcext:value-type="string">
            <text:p>53.645567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unknown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9" table:formula="of:=SUM([.J39:.P39])" office:value-type="float" office:value="0" calcext:value-type="float">
            <text:p>0</text:p>
          </table:table-cell>
          <table:table-cell office:value-type="string" calcext:value-type="string">
            <text:p>Tromnau 1974a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" office:value-type="string" calcext:value-type="string">
            <text:p>Dageforde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948214</text:p>
          </table:table-cell>
          <table:table-cell table:style-name="ce11" office:value-type="string" calcext:value-type="string">
            <text:p>52.84082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40:.P40])" office:value-type="float" office:value="10" calcext:value-type="float">
            <text:p>10</text:p>
          </table:table-cell>
          <table:table-cell office:value-type="string" calcext:value-type="string">
            <text:p>Breest 2000; Breest et al. 1999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" office:value-type="string" calcext:value-type="string">
            <text:p>Bornstorf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071253</text:p>
          </table:table-cell>
          <table:table-cell table:style-name="ce11" office:value-type="string" calcext:value-type="string">
            <text:p>52.86941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41:.P41])" office:value-type="float" office:value="10" calcext:value-type="float">
            <text:p>10</text:p>
          </table:table-cell>
          <table:table-cell office:value-type="string" calcext:value-type="string">
            <text:p>Breest 2000</text:p>
          </table:table-cell>
          <table:table-cell table:number-columns-repeated="100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Wittlohe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350755</text:p>
          </table:table-cell>
          <table:table-cell table:style-name="ce11" office:value-type="string" calcext:value-type="string">
            <text:p>52.862074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42:.P42])" office:value-type="float" office:value="13" calcext:value-type="float">
            <text:p>13</text:p>
          </table:table-cell>
          <table:table-cell office:value-type="string" calcext:value-type="string">
            <text:p>Breest &amp; Oldenburg 2000</text:p>
          </table:table-cell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1" office:value-type="string" calcext:value-type="string">
            <text:p>Gifhorn_Kastorf_II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518415</text:p>
          </table:table-cell>
          <table:table-cell table:style-name="ce11" office:value-type="string" calcext:value-type="string">
            <text:p>52.52769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43:.P43])" office:value-type="float" office:value="4" calcext:value-type="float">
            <text:p>4</text:p>
          </table:table-cell>
          <table:table-cell office:value-type="string" calcext:value-type="string">
            <text:p>Burdukiewicz 1986; Schwarz-Mackensen 1978</text:p>
          </table:table-cell>
          <table:table-cell table:number-columns-repeated="100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1" office:value-type="string" calcext:value-type="string">
            <text:p>Uetze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191931</text:p>
          </table:table-cell>
          <table:table-cell table:style-name="ce11" office:value-type="string" calcext:value-type="string">
            <text:p>52.45010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44:.P44])" office:value-type="float" office:value="4" calcext:value-type="float">
            <text:p>4</text:p>
          </table:table-cell>
          <table:table-cell office:value-type="string" calcext:value-type="string">
            <text:p>Burdukiewicz 1986; Schwarz-Mackensen 1978</text:p>
          </table:table-cell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1" office:value-type="string" calcext:value-type="string">
            <text:p>Ohof_Bossel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321332</text:p>
          </table:table-cell>
          <table:table-cell table:style-name="ce11" office:value-type="string" calcext:value-type="string">
            <text:p>52.448447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45:.P45])" office:value-type="float" office:value="4" calcext:value-type="float">
            <text:p>4</text:p>
          </table:table-cell>
          <table:table-cell office:value-type="string" calcext:value-type="string">
            <text:p>Burdukiewicz 1986; Schwarz-Mackensen 1978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Duhnen_Twellbergsmoor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8.637879</text:p>
          </table:table-cell>
          <table:table-cell table:style-name="ce11" office:value-type="string" calcext:value-type="string">
            <text:p>53.88039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46:.P46])" office:value-type="float" office:value="7" calcext:value-type="float">
            <text:p>7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1" office:value-type="string" calcext:value-type="string">
            <text:p>Riesberg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789040</text:p>
          </table:table-cell>
          <table:table-cell table:style-name="ce11" office:value-type="string" calcext:value-type="string">
            <text:p>52.294126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47:.P47])" office:value-type="float" office:value="4" calcext:value-type="float">
            <text:p>4</text:p>
          </table:table-cell>
          <table:table-cell office:value-type="string" calcext:value-type="string">
            <text:p>Tromnau 1975b; Taute 1959</text:p>
          </table:table-cell>
          <table:table-cell table:number-columns-repeated="100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1" office:value-type="string" calcext:value-type="string">
            <text:p>Neuenkirchen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698491</text:p>
          </table:table-cell>
          <table:table-cell table:style-name="ce11" office:value-type="string" calcext:value-type="string">
            <text:p>53.02038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48:.P48])" office:value-type="float" office:value="4" calcext:value-type="float">
            <text:p>4</text:p>
          </table:table-cell>
          <table:table-cell office:value-type="string" calcext:value-type="string">
            <text:p>Tromnau 1975b; Taute 1959</text:p>
          </table:table-cell>
          <table:table-cell table:number-columns-repeated="100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Agathenburg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523016</text:p>
          </table:table-cell>
          <table:table-cell table:style-name="ce11" office:value-type="string" calcext:value-type="string">
            <text:p>53.55961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49:.P49])" office:value-type="float" office:value="5" calcext:value-type="float">
            <text:p>5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1" office:value-type="string" calcext:value-type="string">
            <text:p>Dollern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539519</text:p>
          </table:table-cell>
          <table:table-cell table:style-name="ce11" office:value-type="string" calcext:value-type="string">
            <text:p>53.53860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50:.P50])" office:value-type="float" office:value="6" calcext:value-type="float">
            <text:p>6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1" office:value-type="string" calcext:value-type="string">
            <text:p>Buchholz_buensen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906197</text:p>
          </table:table-cell>
          <table:table-cell table:style-name="ce11" office:value-type="string" calcext:value-type="string">
            <text:p>53.34927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51:.P51])" office:value-type="float" office:value="7" calcext:value-type="float">
            <text:p>7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1" office:value-type="string" calcext:value-type="string">
            <text:p>Glusingen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014352</text:p>
          </table:table-cell>
          <table:table-cell table:style-name="ce11" office:value-type="string" calcext:value-type="string">
            <text:p>53.40521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52:.P52])" office:value-type="float" office:value="8" calcext:value-type="float">
            <text:p>8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1" office:value-type="string" calcext:value-type="string">
            <text:p>Ketzendorf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766776</text:p>
          </table:table-cell>
          <table:table-cell table:style-name="ce11" office:value-type="string" calcext:value-type="string">
            <text:p>53.44240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53:.P53])" office:value-type="float" office:value="11" calcext:value-type="float">
            <text:p>11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1" office:value-type="string" calcext:value-type="string">
            <text:p>Volksdorf_Mellenberg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176592</text:p>
          </table:table-cell>
          <table:table-cell table:style-name="ce11" office:value-type="string" calcext:value-type="string">
            <text:p>53.63843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54:.P54])" office:value-type="float" office:value="6" calcext:value-type="float">
            <text:p>6</text:p>
          </table:table-cell>
          <table:table-cell office:value-type="string" calcext:value-type="string">
            <text:p>Burdukiewicz 1986; Tromnau 1975b; Schindler 1960</text:p>
          </table:table-cell>
          <table:table-cell table:number-columns-repeated="100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1" office:value-type="string" calcext:value-type="string">
            <text:p>Hoisbüttel_Buschwiese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172451</text:p>
          </table:table-cell>
          <table:table-cell table:style-name="ce11" office:value-type="string" calcext:value-type="string">
            <text:p>53.69404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55:.P55])" office:value-type="float" office:value="5" calcext:value-type="float">
            <text:p>5</text:p>
          </table:table-cell>
          <table:table-cell office:value-type="string" calcext:value-type="string">
            <text:p>Brüchmann 1951/1952</text:p>
          </table:table-cell>
          <table:table-cell table:number-columns-repeated="100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1" office:value-type="string" calcext:value-type="string">
            <text:p>Sasel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118199</text:p>
          </table:table-cell>
          <table:table-cell table:style-name="ce11" office:value-type="string" calcext:value-type="string">
            <text:p>53.64901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56:.P56])" office:value-type="float" office:value="8" calcext:value-type="float">
            <text:p>8</text:p>
          </table:table-cell>
          <table:table-cell office:value-type="string" calcext:value-type="string">
            <text:p>Tromnau 1975b; Schindler 1960; Brüchmann 1951/1952</text:p>
          </table:table-cell>
          <table:table-cell table:number-columns-repeated="100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Bergstedt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115213</text:p>
          </table:table-cell>
          <table:table-cell table:style-name="ce11" office:value-type="string" calcext:value-type="string">
            <text:p>53.66317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57:.P57])" office:value-type="float" office:value="11" calcext:value-type="float">
            <text:p>11</text:p>
          </table:table-cell>
          <table:table-cell office:value-type="string" calcext:value-type="string">
            <text:p>Tromnau 1975b; Schindler 1960; Brüchmann 1951/1952</text:p>
          </table:table-cell>
          <table:table-cell table:number-columns-repeated="100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1" office:value-type="string" calcext:value-type="string">
            <text:p>Wellingsbuttel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081830</text:p>
          </table:table-cell>
          <table:table-cell table:style-name="ce11" office:value-type="string" calcext:value-type="string">
            <text:p>53.63754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58:.P58])" office:value-type="float" office:value="11" calcext:value-type="float">
            <text:p>11</text:p>
          </table:table-cell>
          <table:table-cell office:value-type="string" calcext:value-type="string">
            <text:p>Tromnau 1975b; Schindler 1960</text:p>
          </table:table-cell>
          <table:table-cell table:number-columns-repeated="100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1" office:value-type="string" calcext:value-type="string">
            <text:p>Grande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385035</text:p>
          </table:table-cell>
          <table:table-cell table:style-name="ce11" office:value-type="string" calcext:value-type="string">
            <text:p>53.58243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59:.P59])" office:value-type="float" office:value="9" calcext:value-type="float">
            <text:p>9</text:p>
          </table:table-cell>
          <table:table-cell office:value-type="string" calcext:value-type="string">
            <text:p>Tromnau 1975b; Rust 1943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1" office:value-type="string" calcext:value-type="string">
            <text:p>Grunhof_tesperhude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430572</text:p>
          </table:table-cell>
          <table:table-cell table:style-name="ce11" office:value-type="string" calcext:value-type="string">
            <text:p>53.41307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60:.P60])" office:value-type="float" office:value="4" calcext:value-type="float">
            <text:p>4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Kroppelshagen_fahrendorf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315851</text:p>
          </table:table-cell>
          <table:table-cell table:style-name="ce11" office:value-type="string" calcext:value-type="string">
            <text:p>53.49073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61:.P61])" office:value-type="float" office:value="7" calcext:value-type="float">
            <text:p>7</text:p>
          </table:table-cell>
          <table:table-cell office:value-type="string" calcext:value-type="string">
            <text:p>Tromnau 1975b; Kersten 1959/1961</text:p>
          </table:table-cell>
          <table:table-cell table:number-columns-repeated="100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1" office:value-type="string" calcext:value-type="string">
            <text:p>Kudderworde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402335</text:p>
          </table:table-cell>
          <table:table-cell table:style-name="ce11" office:value-type="string" calcext:value-type="string">
            <text:p>53.58561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62:.P62])" office:value-type="float" office:value="7" calcext:value-type="float">
            <text:p>7</text:p>
          </table:table-cell>
          <table:table-cell office:value-type="string" calcext:value-type="string">
            <text:p>Tromnau 1975b; Kersten 1959/1961</text:p>
          </table:table-cell>
          <table:table-cell table:number-columns-repeated="100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1" office:value-type="string" calcext:value-type="string">
            <text:p>Naherfurth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123168</text:p>
          </table:table-cell>
          <table:table-cell table:style-name="ce11" office:value-type="string" calcext:value-type="string">
            <text:p>53.76757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63:.P63])" office:value-type="float" office:value="4" calcext:value-type="float">
            <text:p>4</text:p>
          </table:table-cell>
          <table:table-cell office:value-type="string" calcext:value-type="string">
            <text:p>Tromnau 1974b</text:p>
          </table:table-cell>
          <table:table-cell table:number-columns-repeated="100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1" office:value-type="string" calcext:value-type="string">
            <text:p>Itzstedt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508582</text:p>
          </table:table-cell>
          <table:table-cell table:style-name="ce11" office:value-type="string" calcext:value-type="string">
            <text:p>54.585180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64:.P64])" office:value-type="float" office:value="8" calcext:value-type="float">
            <text:p>8</text:p>
          </table:table-cell>
          <table:table-cell office:value-type="string" calcext:value-type="string">
            <text:p>Tromnau 1974b</text:p>
          </table:table-cell>
          <table:table-cell table:number-columns-repeated="100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Klein_niendorf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10.284977</text:p>
          </table:table-cell>
          <table:table-cell table:style-name="ce11" office:value-type="string" calcext:value-type="string">
            <text:p>53.95080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65:.P65])" office:value-type="float" office:value="6" calcext:value-type="float">
            <text:p>6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1" office:value-type="string" calcext:value-type="string">
            <text:p>Hitzhusen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843544</text:p>
          </table:table-cell>
          <table:table-cell table:style-name="ce11" office:value-type="string" calcext:value-type="string">
            <text:p>53.91895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66:.P66])" office:value-type="float" office:value="5" calcext:value-type="float">
            <text:p>5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1" office:value-type="string" calcext:value-type="string">
            <text:p>Bimohlen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957523</text:p>
          </table:table-cell>
          <table:table-cell table:style-name="ce11" office:value-type="string" calcext:value-type="string">
            <text:p>53.93423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67:.P67])" office:value-type="float" office:value="8" calcext:value-type="float">
            <text:p>8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1" office:value-type="string" calcext:value-type="string">
            <text:p>Bunsoh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321720</text:p>
          </table:table-cell>
          <table:table-cell table:style-name="ce11" office:value-type="string" calcext:value-type="string">
            <text:p>54.16677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68:.P68])" office:value-type="float" office:value="6" calcext:value-type="float">
            <text:p>6</text:p>
          </table:table-cell>
          <table:table-cell office:value-type="string" calcext:value-type="string">
            <text:p>Tromnau 1975b; Schwabedissen 1944</text:p>
          </table:table-cell>
          <table:table-cell table:number-columns-repeated="100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1" office:value-type="string" calcext:value-type="string">
            <text:p>Rederstall_Baracke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277127</text:p>
          </table:table-cell>
          <table:table-cell table:style-name="ce11" office:value-type="string" calcext:value-type="string">
            <text:p>54.20876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69:.P69])" office:value-type="float" office:value="5" calcext:value-type="float">
            <text:p>5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1" office:value-type="string" calcext:value-type="string">
            <text:p>Oldersbek</text:p>
          </table:table-cell>
          <table:table-cell table:style-name="ce11" office:value-type="string" calcext:value-type="string">
            <text:p>DE</text:p>
          </table:table-cell>
          <table:table-cell table:style-name="ce11" office:value-type="string" calcext:value-type="string">
            <text:p>9.167557</text:p>
          </table:table-cell>
          <table:table-cell table:style-name="ce11" office:value-type="string" calcext:value-type="string">
            <text:p>54.43379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0:.P70])" office:value-type="float" office:value="4" calcext:value-type="float">
            <text:p>4</text:p>
          </table:table-cell>
          <table:table-cell office:value-type="string" calcext:value-type="string">
            <text:p>Hinz 1954</text:p>
          </table:table-cell>
          <table:table-cell table:number-columns-repeated="100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Querenstede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7.959159</text:p>
          </table:table-cell>
          <table:table-cell office:value-type="string" calcext:value-type="string">
            <text:p>53.157081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1:.P71])" office:value-type="float" office:value="11" calcext:value-type="float">
            <text:p>11</text:p>
          </table:table-cell>
          <table:table-cell office:value-type="string" calcext:value-type="string">
            <text:p>Zoller 1963; Tromnau 1975b; Burdukiewicz 198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Peheim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7.843351</text:p>
          </table:table-cell>
          <table:table-cell table:style-name="ce13" office:value-type="string" calcext:value-type="string">
            <text:p>52.88218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2:.P72])" office:value-type="float" office:value="4" calcext:value-type="float">
            <text:p>4</text:p>
          </table:table-cell>
          <table:table-cell office:value-type="string" calcext:value-type="string">
            <text:p>Burdukiewicz 1986; Tromnau 1975b; Schwabedissen 1937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3" office:value-type="string" calcext:value-type="string">
            <text:p>Glander_heide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8.426995</text:p>
          </table:table-cell>
          <table:table-cell table:style-name="ce13" office:value-type="string" calcext:value-type="string">
            <text:p>52.89100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3:.P73])" office:value-type="float" office:value="8" calcext:value-type="float">
            <text:p>8</text:p>
          </table:table-cell>
          <table:table-cell office:value-type="string" calcext:value-type="string">
            <text:p>Burdukiewicz 1986; Schwabedissen 1937, Bohmers 1947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Gromitz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0.959841</text:p>
          </table:table-cell>
          <table:table-cell table:style-name="ce13" office:value-type="string" calcext:value-type="string">
            <text:p>54.150196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4:.P74])" office:value-type="float" office:value="9" calcext:value-type="float">
            <text:p>9</text:p>
          </table:table-cell>
          <table:table-cell office:value-type="string" calcext:value-type="string">
            <text:p>Burdukiewicz 1986; Brückner 1970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Drage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9.532598</text:p>
          </table:table-cell>
          <table:table-cell table:style-name="ce13" office:value-type="string" calcext:value-type="string">
            <text:p>54.00873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5:.P75])" office:value-type="float" office:value="4" calcext:value-type="float">
            <text:p>4</text:p>
          </table:table-cell>
          <table:table-cell office:value-type="string" calcext:value-type="string">
            <text:p>Schwabedissen 1937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3" office:value-type="string" calcext:value-type="string">
            <text:p>Volksdorf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0.164872</text:p>
          </table:table-cell>
          <table:table-cell table:style-name="ce13" office:value-type="string" calcext:value-type="string">
            <text:p>53.64777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6:.P76])" office:value-type="float" office:value="4" calcext:value-type="float">
            <text:p>4</text:p>
          </table:table-cell>
          <table:table-cell office:value-type="string" calcext:value-type="string">
            <text:p>Schwabedissen 1937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Rendsburg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9.659403</text:p>
          </table:table-cell>
          <table:table-cell table:style-name="ce13" office:value-type="string" calcext:value-type="string">
            <text:p>54.30795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7:.P77])" office:value-type="float" office:value="5" calcext:value-type="float">
            <text:p>5</text:p>
          </table:table-cell>
          <table:table-cell office:value-type="string" calcext:value-type="string">
            <text:p>Schwabedissen 1937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13" office:value-type="string" calcext:value-type="string">
            <text:p>Klein_vollbuttel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0.488861</text:p>
          </table:table-cell>
          <table:table-cell table:style-name="ce13" office:value-type="string" calcext:value-type="string">
            <text:p>52.41672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8:.P78])" office:value-type="float" office:value="7" calcext:value-type="float">
            <text:p>7</text:p>
          </table:table-cell>
          <table:table-cell office:value-type="string" calcext:value-type="string">
            <text:p>Tromnau 1975b; Zeitz 1969; Schwabedissen 1937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Stade_campe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9.471237</text:p>
          </table:table-cell>
          <table:table-cell table:style-name="ce13" office:value-type="string" calcext:value-type="string">
            <text:p>53.59247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79:.P79])" office:value-type="float" office:value="8" calcext:value-type="float">
            <text:p>8</text:p>
          </table:table-cell>
          <table:table-cell office:value-type="string" calcext:value-type="string">
            <text:p>Tromnau 1975b; Schwabedissen 1937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Sahlenburg_Prangerbusch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8.614109</text:p>
          </table:table-cell>
          <table:table-cell table:style-name="ce13" office:value-type="string" calcext:value-type="string">
            <text:p>53.86158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0:.P80])" office:value-type="float" office:value="5" calcext:value-type="float">
            <text:p>5</text:p>
          </table:table-cell>
          <table:table-cell office:value-type="string" calcext:value-type="string">
            <text:p>Tromnau 1975b; Schwabedissen 1937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Marmstorf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9.952875</text:p>
          </table:table-cell>
          <table:table-cell table:style-name="ce13" office:value-type="string" calcext:value-type="string">
            <text:p>53.43338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1:.P81])" office:value-type="float" office:value="7" calcext:value-type="float">
            <text:p>7</text:p>
          </table:table-cell>
          <table:table-cell office:value-type="string" calcext:value-type="string">
            <text:p><text:span text:style-name="T3">Burdukiewicz 1986; Tromnau 1975b; </text:span>Schwabedissen 1937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Glüsingen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0.016194</text:p>
          </table:table-cell>
          <table:table-cell table:style-name="ce13" office:value-type="string" calcext:value-type="string">
            <text:p>53.40829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2:.P82])" office:value-type="float" office:value="7" calcext:value-type="float">
            <text:p>7</text:p>
          </table:table-cell>
          <table:table-cell office:value-type="string" calcext:value-type="string">
            <text:p>Schwabedissen 1937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Nübel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9.584485</text:p>
          </table:table-cell>
          <table:table-cell table:style-name="ce13" office:value-type="string" calcext:value-type="string">
            <text:p>54.56350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3:.P83])" office:value-type="float" office:value="5" calcext:value-type="float">
            <text:p>5</text:p>
          </table:table-cell>
          <table:table-cell office:value-type="string" calcext:value-type="string">
            <text:p>Clausen 1998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Lüssow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2.146901</text:p>
          </table:table-cell>
          <table:table-cell table:style-name="ce13" office:value-type="string" calcext:value-type="string">
            <text:p>53.831152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4:.P84])" office:value-type="float" office:value="5" calcext:value-type="float">
            <text:p>5</text:p>
          </table:table-cell>
          <table:table-cell office:value-type="string" calcext:value-type="string">
            <text:p>Terberger &amp; Lübke 2005, 2007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Gramnitz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1.123149</text:p>
          </table:table-cell>
          <table:table-cell table:style-name="ce13" office:value-type="string" calcext:value-type="string">
            <text:p>53.405478</text:p>
          </table:table-cell>
          <table:table-cell table:style-name="ce11"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5:.P85])" office:value-type="float" office:value="4" calcext:value-type="float">
            <text:p>4</text:p>
          </table:table-cell>
          <table:table-cell office:value-type="string" calcext:value-type="string">
            <text:p>Terberger &amp; Lübke 2005, 2007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13" office:value-type="string" calcext:value-type="string">
            <text:p>Glasewitz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2.280241</text:p>
          </table:table-cell>
          <table:table-cell table:style-name="ce13" office:value-type="string" calcext:value-type="string">
            <text:p>53.81988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6:.P86])" office:value-type="float" office:value="4" calcext:value-type="float">
            <text:p>4</text:p>
          </table:table-cell>
          <table:table-cell office:value-type="string" calcext:value-type="string">
            <text:p>Terberger &amp; Lübke 2005, 2007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Sahlenburg_Hasenworth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8.614109</text:p>
          </table:table-cell>
          <table:table-cell table:style-name="ce13" office:value-type="string" calcext:value-type="string">
            <text:p>53.86158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7:.P87])" office:value-type="float" office:value="10" calcext:value-type="float">
            <text:p>10</text:p>
          </table:table-cell>
          <table:table-cell office:value-type="string" calcext:value-type="string">
            <text:p>Tromnau 1975b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Dyrotz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2.957517</text:p>
          </table:table-cell>
          <table:table-cell table:style-name="ce13" office:value-type="string" calcext:value-type="string">
            <text:p>52.54235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8:.P88])" office:value-type="float" office:value="4" calcext:value-type="float">
            <text:p>4</text:p>
          </table:table-cell>
          <table:table-cell table:style-name="ce19" office:value-type="string" calcext:value-type="string">
            <text:p>Bobrowski &amp; Sobkowiak-Tabaka 2006; Mey 1960; Gramsch 1987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13" office:value-type="string" calcext:value-type="string">
            <text:p>Buchow_Carpzow</text:p>
          </table:table-cell>
          <table:table-cell table:style-name="ce11" office:value-type="string" calcext:value-type="string">
            <text:p>DE</text:p>
          </table:table-cell>
          <table:table-cell table:style-name="ce13" office:value-type="string" calcext:value-type="string">
            <text:p>12.941331</text:p>
          </table:table-cell>
          <table:table-cell table:style-name="ce13" office:value-type="string" calcext:value-type="string">
            <text:p>52.51790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89:.P89])" office:value-type="float" office:value="4" calcext:value-type="float">
            <text:p>4</text:p>
          </table:table-cell>
          <table:table-cell table:style-name="ce19" office:value-type="string" calcext:value-type="string">
            <text:p>Bobrowski &amp; Sobkowiak-Tabaka 2006; Mey 1960; Gramsch 1987</text:p>
          </table:table-cell>
          <table:table-cell table:number-columns-repeated="100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jerlev_hed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445769</text:p>
          </table:table-cell>
          <table:table-cell office:value-type="string" calcext:value-type="string">
            <text:p>55.809389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90:.P90])" office:value-type="float" office:value="4" calcext:value-type="float">
            <text:p>4</text:p>
          </table:table-cell>
          <table:table-cell office:value-type="string" calcext:value-type="string">
            <text:p>Becker 1969, 1971</text:p>
          </table:table-cell>
          <table:table-cell table:number-columns-repeated="100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ordre_fasanvej_215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.534622</text:p>
          </table:table-cell>
          <table:table-cell office:value-type="string" calcext:value-type="string">
            <text:p>55.696235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" table:formula="of:=SUM([.J91:.P91])" office:value-type="float" office:value="6" calcext:value-type="float">
            <text:p>6</text:p>
          </table:table-cell>
          <table:table-cell office:value-type="string" calcext:value-type="string">
            <text:p>Danish find database (unpublished)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ing_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0.350899</text:p>
          </table:table-cell>
          <table:table-cell office:value-type="string" calcext:value-type="string">
            <text:p>56.39718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formula="of:=SUM([.J92:.P92])" office:value-type="float" office:value="3" calcext:value-type="float">
            <text:p>3</text:p>
          </table:table-cell>
          <table:table-cell office:value-type="string" calcext:value-type="string">
            <text:p>Danish find database (unpublished)</text:p>
          </table:table-cell>
          <table:table-cell table:number-columns-repeated="100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raenoer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421748</text:p>
          </table:table-cell>
          <table:table-cell office:value-type="string" calcext:value-type="string">
            <text:p>55.397154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93:.P93])" office:value-type="float" office:value="6" calcext:value-type="float">
            <text:p>6</text:p>
          </table:table-cell>
          <table:table-cell office:value-type="string" calcext:value-type="string">
            <text:p>Holm &amp; Rieck 1992</text:p>
          </table:table-cell>
          <table:table-cell table:number-columns-repeated="100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ranegilde_tofter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2.350801</text:p>
          </table:table-cell>
          <table:table-cell office:value-type="string" calcext:value-type="string">
            <text:p>55.623749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formula="of:=SUM([.J94:.P94])" office:value-type="float" office:value="5" calcext:value-type="float">
            <text:p>5</text:p>
          </table:table-cell>
          <table:table-cell office:value-type="string" calcext:value-type="string">
            <text:p>Danish find database (unpublished)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laa_aa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252174</text:p>
          </table:table-cell>
          <table:table-cell office:value-type="string" calcext:value-type="string">
            <text:p>55.381336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95:.P95])" office:value-type="float" office:value="7" calcext:value-type="float">
            <text:p>7</text:p>
          </table:table-cell>
          <table:table-cell office:value-type="string" calcext:value-type="string">
            <text:p>Danish find database (unpublished)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oegebjerg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404858</text:p>
          </table:table-cell>
          <table:table-cell office:value-type="string" calcext:value-type="string">
            <text:p>55.572607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formula="of:=SUM([.J96:.P96])" office:value-type="float" office:value="3" calcext:value-type="float">
            <text:p>3</text:p>
          </table:table-cell>
          <table:table-cell office:value-type="string" calcext:value-type="string">
            <text:p>Danish find database (unpublished)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by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1.234696</text:p>
          </table:table-cell>
          <table:table-cell office:value-type="string" calcext:value-type="string">
            <text:p>54.739396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SUM([.J97:.P97])" office:value-type="float" office:value="4" calcext:value-type="float">
            <text:p>4</text:p>
          </table:table-cell>
          <table:table-cell office:value-type="string" calcext:value-type="string">
            <text:p>Danish find database (unpublished)</text:p>
          </table:table-cell>
          <table:table-cell table:number-columns-repeated="100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ykkelbjerg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517238</text:p>
          </table:table-cell>
          <table:table-cell office:value-type="string" calcext:value-type="string">
            <text:p>55.381251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" table:formula="of:=SUM([.J98:.P98])" office:value-type="float" office:value="2" calcext:value-type="float">
            <text:p>2</text:p>
          </table:table-cell>
          <table:table-cell office:value-type="string" calcext:value-type="string">
            <text:p>Danish find database (unpublished)</text:p>
          </table:table-cell>
          <table:table-cell table:number-columns-repeated="100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ylandsgaard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1.420663</text:p>
          </table:table-cell>
          <table:table-cell office:value-type="string" calcext:value-type="string">
            <text:p>54.96126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formula="of:=SUM([.J99:.P99])" office:value-type="float" office:value="3" calcext:value-type="float">
            <text:p>3</text:p>
          </table:table-cell>
          <table:table-cell office:value-type="string" calcext:value-type="string">
            <text:p>Danish find database (unpublished)</text:p>
          </table:table-cell>
          <table:table-cell table:number-columns-repeated="1005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13" office:value-type="string" calcext:value-type="string">
            <text:p>Frejlev</text:p>
          </table:table-cell>
          <table:table-cell office:value-type="string" calcext:value-type="string">
            <text:p>DK</text:p>
          </table:table-cell>
          <table:table-cell table:style-name="ce13" office:value-type="string" calcext:value-type="string">
            <text:p>9.790003</text:p>
          </table:table-cell>
          <table:table-cell table:style-name="ce13" office:value-type="string" calcext:value-type="string">
            <text:p>57.009354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formula="of:=SUM([.J100:.P100])" office:value-type="float" office:value="3" calcext:value-type="float">
            <text:p>3</text:p>
          </table:table-cell>
          <table:table-cell office:value-type="string" calcext:value-type="string">
            <text:p>Personal communication with finder</text:p>
          </table:table-cell>
          <table:table-cell table:number-columns-repeated="1005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13" office:value-type="string" calcext:value-type="string">
            <text:p>Dead_mans_cave</text:p>
          </table:table-cell>
          <table:table-cell office:value-type="string" calcext:value-type="string">
            <text:p>GB-ENG</text:p>
          </table:table-cell>
          <table:table-cell table:style-name="ce13" office:value-type="string" calcext:value-type="string">
            <text:p>-1.238142</text:p>
          </table:table-cell>
          <table:table-cell table:style-name="ce13" office:value-type="string" calcext:value-type="string">
            <text:p>53.35453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table:formula="of:=SUM([.J101:.P101])" office:value-type="float" office:value="13" calcext:value-type="float">
            <text:p>13</text:p>
          </table:table-cell>
          <table:table-cell office:value-type="string" calcext:value-type="string">
            <text:p>Pettit &amp; White 2012; Mellars 1969</text:p>
          </table:table-cell>
          <table:table-cell table:number-columns-repeated="1005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13" office:value-type="string" calcext:value-type="string">
            <text:p>King_Arthurs_cave</text:p>
          </table:table-cell>
          <table:table-cell office:value-type="string" calcext:value-type="string">
            <text:p>GB-ENG</text:p>
          </table:table-cell>
          <table:table-cell table:style-name="ce13" office:value-type="string" calcext:value-type="string">
            <text:p>-2.659605</text:p>
          </table:table-cell>
          <table:table-cell table:style-name="ce13" office:value-type="string" calcext:value-type="string">
            <text:p>51.837903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02:.P102])" office:value-type="float" office:value="8" calcext:value-type="float">
            <text:p>8</text:p>
          </table:table-cell>
          <table:table-cell office:value-type="string" calcext:value-type="string">
            <text:p>Burdukiewicz 1986 after Campbell 1977</text:p>
          </table:table-cell>
          <table:table-cell table:number-columns-repeated="1005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3" office:value-type="string" calcext:value-type="string">
            <text:p>Soldiers_hole</text:p>
          </table:table-cell>
          <table:table-cell office:value-type="string" calcext:value-type="string">
            <text:p>GB-ENG</text:p>
          </table:table-cell>
          <table:table-cell table:style-name="ce13" office:value-type="string" calcext:value-type="string">
            <text:p>-2.767697</text:p>
          </table:table-cell>
          <table:table-cell table:style-name="ce13" office:value-type="string" calcext:value-type="string">
            <text:p>51.29768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03:.P103])" office:value-type="float" office:value="8" calcext:value-type="float">
            <text:p>8</text:p>
          </table:table-cell>
          <table:table-cell office:value-type="string" calcext:value-type="string">
            <text:p>Burdukiewicz 1986 after Campbell 1977</text:p>
          </table:table-cell>
          <table:table-cell table:number-columns-repeated="1005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La_Sagasse_convent_romsey</text:p>
          </table:table-cell>
          <table:table-cell office:value-type="string" calcext:value-type="string">
            <text:p>GB-ENG</text:p>
          </table:table-cell>
          <table:table-cell table:style-name="ce13" office:value-type="string" calcext:value-type="string">
            <text:p>-1.502569</text:p>
          </table:table-cell>
          <table:table-cell table:style-name="ce13" office:value-type="string" calcext:value-type="string">
            <text:p>50.988011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04:.P104])" office:value-type="float" office:value="12" calcext:value-type="float">
            <text:p>12</text:p>
          </table:table-cell>
          <table:table-cell office:value-type="string" calcext:value-type="string">
            <text:p>Conneller et al. 2007</text:p>
          </table:table-cell>
          <table:table-cell table:number-columns-repeated="100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1" office:value-type="string" calcext:value-type="string">
            <text:p>Hengistbury_Head</text:p>
          </table:table-cell>
          <table:table-cell table:style-name="ce11" office:value-type="string" calcext:value-type="string">
            <text:p>GB-ENG</text:p>
          </table:table-cell>
          <table:table-cell table:style-name="ce11" office:value-type="string" calcext:value-type="string">
            <text:p>-1.755811</text:p>
          </table:table-cell>
          <table:table-cell table:style-name="ce11" office:value-type="string" calcext:value-type="string">
            <text:p>50.715641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SUM([.J105:.P105])" office:value-type="float" office:value="16" calcext:value-type="float">
            <text:p>16</text:p>
          </table:table-cell>
          <table:table-cell office:value-type="string" calcext:value-type="string">
            <text:p>Barton 1992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1" office:value-type="string" calcext:value-type="string">
            <text:p>Goughs_Cave</text:p>
          </table:table-cell>
          <table:table-cell office:value-type="string" calcext:value-type="string">
            <text:p>GB-ENG</text:p>
          </table:table-cell>
          <table:table-cell table:style-name="ce11" office:value-type="string" calcext:value-type="string">
            <text:p>-2.765531</text:p>
          </table:table-cell>
          <table:table-cell table:style-name="ce11" office:value-type="string" calcext:value-type="string">
            <text:p>51.281846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table:formula="of:=SUM([.J106:.P106])" office:value-type="float" office:value="17" calcext:value-type="float">
            <text:p>17</text:p>
          </table:table-cell>
          <table:table-cell office:value-type="string" calcext:value-type="string">
            <text:p>Burdukiewicz 1986; Jacobi 2004; Pettitt &amp; White 2012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1" office:value-type="string" calcext:value-type="string">
            <text:p>Mother_Grundys_Parlour</text:p>
          </table:table-cell>
          <table:table-cell table:style-name="ce11" office:value-type="string" calcext:value-type="string">
            <text:p>GB-ENG</text:p>
          </table:table-cell>
          <table:table-cell table:style-name="ce11" office:value-type="string" calcext:value-type="string">
            <text:p>-1.198198</text:p>
          </table:table-cell>
          <table:table-cell table:style-name="ce11" office:value-type="string" calcext:value-type="string">
            <text:p>53.262631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07:.P107])" office:value-type="float" office:value="11" calcext:value-type="float">
            <text:p>11</text:p>
          </table:table-cell>
          <table:table-cell office:value-type="string" calcext:value-type="string">
            <text:p>Burdukiewicz 1986; Armstrong 1925; Campbell 1969</text:p>
          </table:table-cell>
          <table:table-cell table:number-columns-repeated="100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1" office:value-type="string" calcext:value-type="string">
            <text:p>Robin_Hood_Cave</text:p>
          </table:table-cell>
          <table:table-cell office:value-type="string" calcext:value-type="string">
            <text:p>GB-ENG</text:p>
          </table:table-cell>
          <table:table-cell table:style-name="ce11" office:value-type="string" calcext:value-type="string">
            <text:p>-1.193831</text:p>
          </table:table-cell>
          <table:table-cell table:style-name="ce11" office:value-type="string" calcext:value-type="string">
            <text:p>53.26342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08:.P108])" office:value-type="float" office:value="11" calcext:value-type="float">
            <text:p>11</text:p>
          </table:table-cell>
          <table:table-cell office:value-type="string" calcext:value-type="string">
            <text:p>Burdukiewicz 1986 after Cambell 1977; Campbell 1969</text:p>
          </table:table-cell>
          <table:table-cell table:number-columns-repeated="100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1" office:value-type="string" calcext:value-type="string">
            <text:p>Lynx_Cave</text:p>
          </table:table-cell>
          <table:table-cell table:style-name="ce11" office:value-type="string" calcext:value-type="string">
            <text:p>GB-ENG</text:p>
          </table:table-cell>
          <table:table-cell table:style-name="ce11" office:value-type="string" calcext:value-type="string">
            <text:p>-1.854222</text:p>
          </table:table-cell>
          <table:table-cell table:style-name="ce11" office:value-type="string" calcext:value-type="string">
            <text:p>53.09176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09:.P109])" office:value-type="float" office:value="6" calcext:value-type="float">
            <text:p>6</text:p>
          </table:table-cell>
          <table:table-cell office:value-type="string" calcext:value-type="string">
            <text:p>Pettit &amp; White 2012</text:p>
          </table:table-cell>
          <table:table-cell table:number-columns-repeated="100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1" office:value-type="string" calcext:value-type="string">
            <text:p>Farndon_Fields</text:p>
          </table:table-cell>
          <table:table-cell office:value-type="string" calcext:value-type="string">
            <text:p>GB-ENG</text:p>
          </table:table-cell>
          <table:table-cell table:style-name="ce11" office:value-type="string" calcext:value-type="string">
            <text:p>-0.834236</text:p>
          </table:table-cell>
          <table:table-cell table:style-name="ce11" office:value-type="string" calcext:value-type="string">
            <text:p>53.062202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9" table:formula="of:=SUM([.J110:.P110])" office:value-type="float" office:value="5" calcext:value-type="float">
            <text:p>5</text:p>
          </table:table-cell>
          <table:table-cell office:value-type="string" calcext:value-type="string">
            <text:p>Garton &amp; Jacobi 2009; Pettitt &amp; White 2012</text:p>
          </table:table-cell>
          <table:table-cell table:number-columns-repeated="100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1" office:value-type="string" calcext:value-type="string">
            <text:p>Kents_Cavern</text:p>
          </table:table-cell>
          <table:table-cell table:style-name="ce11" office:value-type="string" calcext:value-type="string">
            <text:p>GB-ENG</text:p>
          </table:table-cell>
          <table:table-cell table:style-name="ce11" office:value-type="string" calcext:value-type="string">
            <text:p>-3.507329</text:p>
          </table:table-cell>
          <table:table-cell table:style-name="ce11" office:value-type="string" calcext:value-type="string">
            <text:p>50.467358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table:formula="of:=SUM([.J111:.P111])" office:value-type="float" office:value="15" calcext:value-type="float">
            <text:p>15</text:p>
          </table:table-cell>
          <table:table-cell office:value-type="string" calcext:value-type="string">
            <text:p>Burdukiewicz 1986; Campbell 1977</text:p>
          </table:table-cell>
          <table:table-cell table:number-columns-repeated="100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1" office:value-type="string" calcext:value-type="string">
            <text:p>Cranwich</text:p>
          </table:table-cell>
          <table:table-cell office:value-type="string" calcext:value-type="string">
            <text:p>GB-ENG</text:p>
          </table:table-cell>
          <table:table-cell table:style-name="ce11" office:value-type="string" calcext:value-type="string">
            <text:p>0.624543</text:p>
          </table:table-cell>
          <table:table-cell table:style-name="ce11" office:value-type="string" calcext:value-type="string">
            <text:p>52.51882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12:.P112])" office:value-type="float" office:value="5" calcext:value-type="float">
            <text:p>5</text:p>
          </table:table-cell>
          <table:table-cell office:value-type="string" calcext:value-type="string">
            <text:p>Jacobi &amp; Martingell 1980</text:p>
          </table:table-cell>
          <table:table-cell table:number-columns-repeated="100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1" office:value-type="string" calcext:value-type="string">
            <text:p>Long_Island</text:p>
          </table:table-cell>
          <table:table-cell table:style-name="ce11" office:value-type="string" calcext:value-type="string">
            <text:p>GB-ENG</text:p>
          </table:table-cell>
          <table:table-cell table:style-name="ce11" office:value-type="string" calcext:value-type="string">
            <text:p>-1.028591</text:p>
          </table:table-cell>
          <table:table-cell table:style-name="ce11" office:value-type="string" calcext:value-type="string">
            <text:p>50.829386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13:.P113])" office:value-type="float" office:value="6" calcext:value-type="float">
            <text:p>6</text:p>
          </table:table-cell>
          <table:table-cell office:value-type="string" calcext:value-type="string">
            <text:p>Draper 1962</text:p>
          </table:table-cell>
          <table:table-cell table:number-columns-repeated="100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1" office:value-type="string" calcext:value-type="string">
            <text:p>Avelines_Hole</text:p>
          </table:table-cell>
          <table:table-cell office:value-type="string" calcext:value-type="string">
            <text:p>GB-ENG</text:p>
          </table:table-cell>
          <table:table-cell table:style-name="ce11" office:value-type="string" calcext:value-type="string">
            <text:p>-2.753277</text:p>
          </table:table-cell>
          <table:table-cell table:style-name="ce11" office:value-type="string" calcext:value-type="string">
            <text:p>51.324701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table:formula="of:=SUM([.J114:.P114])" office:value-type="float" office:value="14" calcext:value-type="float">
            <text:p>14</text:p>
          </table:table-cell>
          <table:table-cell office:value-type="string" calcext:value-type="string">
            <text:p>Jacobi 2005</text:p>
          </table:table-cell>
          <table:table-cell table:number-columns-repeated="100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1" office:value-type="string" calcext:value-type="string">
            <text:p>Brockhill</text:p>
          </table:table-cell>
          <table:table-cell table:style-name="ce11" office:value-type="string" calcext:value-type="string">
            <text:p>GB-ENG</text:p>
          </table:table-cell>
          <table:table-cell table:style-name="ce11" office:value-type="string" calcext:value-type="string">
            <text:p>-0.593195</text:p>
          </table:table-cell>
          <table:table-cell table:style-name="ce11" office:value-type="string" calcext:value-type="string">
            <text:p>51.31872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15:.P115])" office:value-type="float" office:value="8" calcext:value-type="float">
            <text:p>8</text:p>
          </table:table-cell>
          <table:table-cell office:value-type="string" calcext:value-type="string">
            <text:p>Barton 1992 pp. 182-183</text:p>
          </table:table-cell>
          <table:table-cell table:number-columns-repeated="100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1" office:value-type="string" calcext:value-type="string">
            <text:p>Fox_Hole</text:p>
          </table:table-cell>
          <table:table-cell table:style-name="ce11" office:value-type="string" calcext:value-type="string">
            <text:p>GB-ENG</text:p>
          </table:table-cell>
          <table:table-cell table:style-name="ce11" office:value-type="string" calcext:value-type="string">
            <text:p>-1.510111</text:p>
          </table:table-cell>
          <table:table-cell table:style-name="ce11" office:value-type="string" calcext:value-type="string">
            <text:p>53.113729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16:.P116])" office:value-type="float" office:value="10" calcext:value-type="float">
            <text:p>10</text:p>
          </table:table-cell>
          <table:table-cell office:value-type="string" calcext:value-type="string">
            <text:p>Pettit &amp; White 2012; Bramwell 1971</text:p>
          </table:table-cell>
          <table:table-cell table:number-columns-repeated="100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1" office:value-type="string" calcext:value-type="string">
            <text:p>Howburn Farm</text:p>
          </table:table-cell>
          <table:table-cell table:style-name="ce11" office:value-type="string" calcext:value-type="string">
            <text:p>GB-SCT</text:p>
          </table:table-cell>
          <table:table-cell table:style-name="ce11" office:value-type="string" calcext:value-type="string">
            <text:p>-3.470231</text:p>
          </table:table-cell>
          <table:table-cell table:style-name="ce11" office:value-type="string" calcext:value-type="string">
            <text:p>55.671624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17:.P117])" office:value-type="float" office:value="15" calcext:value-type="float">
            <text:p>15</text:p>
          </table:table-cell>
          <table:table-cell office:value-type="string" calcext:value-type="string">
            <text:p>Ballin et al. 2018</text:p>
          </table:table-cell>
          <table:table-cell table:number-columns-repeated="1005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13" office:value-type="string" calcext:value-type="string">
            <text:p>Hoyles_mouth_cave</text:p>
          </table:table-cell>
          <table:table-cell office:value-type="string" calcext:value-type="string">
            <text:p>GB-WLS</text:p>
          </table:table-cell>
          <table:table-cell table:style-name="ce13" office:value-type="string" calcext:value-type="string">
            <text:p>-4.705646</text:p>
          </table:table-cell>
          <table:table-cell table:style-name="ce13" office:value-type="string" calcext:value-type="string">
            <text:p>51.67259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18:.P118])" office:value-type="float" office:value="8" calcext:value-type="float">
            <text:p>8</text:p>
          </table:table-cell>
          <table:table-cell office:value-type="string" calcext:value-type="string">
            <text:p>Burdukiewicz 1986; Cambpell 1977</text:p>
          </table:table-cell>
          <table:table-cell table:number-columns-repeated="1005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13" office:value-type="string" calcext:value-type="string">
            <text:p>Glynas_Lake_6</text:p>
          </table:table-cell>
          <table:table-cell table:style-name="ce11" office:value-type="string" calcext:value-type="string">
            <text:p>LT</text:p>
          </table:table-cell>
          <table:table-cell table:style-name="ce13" office:value-type="string" calcext:value-type="string">
            <text:p>24.287786</text:p>
          </table:table-cell>
          <table:table-cell table:style-name="ce13" office:value-type="string" calcext:value-type="string">
            <text:p>54.15734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unkn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19:.P119])" office:value-type="float" office:value="5" calcext:value-type="float">
            <text:p>5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13" office:value-type="string" calcext:value-type="string">
            <text:p>Rudnia</text:p>
          </table:table-cell>
          <table:table-cell table:style-name="ce11" office:value-type="string" calcext:value-type="string">
            <text:p>LT</text:p>
          </table:table-cell>
          <table:table-cell table:style-name="ce13" office:value-type="string" calcext:value-type="string">
            <text:p>24.667075</text:p>
          </table:table-cell>
          <table:table-cell table:style-name="ce13" office:value-type="string" calcext:value-type="string">
            <text:p>54.070167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20:.P120])" office:value-type="float" office:value="4" calcext:value-type="float">
            <text:p>4</text:p>
          </table:table-cell>
          <table:table-cell office:value-type="string" calcext:value-type="string">
            <text:p>Bobrowski &amp; Sobkowiak-Tabaka 2006; Ivanovaité &amp; Riede 2018</text:p>
          </table:table-cell>
          <table:table-cell table:number-columns-repeated="1005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Margiai_Sala</text:p>
          </table:table-cell>
          <table:table-cell table:style-name="ce11" office:value-type="string" calcext:value-type="string">
            <text:p>LT</text:p>
          </table:table-cell>
          <table:table-cell table:style-name="ce13" office:value-type="string" calcext:value-type="string">
            <text:p>24.706746</text:p>
          </table:table-cell>
          <table:table-cell table:style-name="ce13" office:value-type="string" calcext:value-type="string">
            <text:p>54.04008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21:.P121])" office:value-type="float" office:value="7" calcext:value-type="float">
            <text:p>7</text:p>
          </table:table-cell>
          <table:table-cell office:value-type="string" calcext:value-type="string">
            <text:p>Bobrowski &amp; Sobkowiak-Tabaka 2006; Ivanovaité &amp; Riede 2018</text:p>
          </table:table-cell>
          <table:table-cell table:number-columns-repeated="1005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13" office:value-type="string" calcext:value-type="string">
            <text:p>Kasetos</text:p>
          </table:table-cell>
          <table:table-cell table:style-name="ce11" office:value-type="string" calcext:value-type="string">
            <text:p>LT</text:p>
          </table:table-cell>
          <table:table-cell table:style-name="ce13" office:value-type="string" calcext:value-type="string">
            <text:p>24.349509</text:p>
          </table:table-cell>
          <table:table-cell table:style-name="ce13" office:value-type="string" calcext:value-type="string">
            <text:p>54.10880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22:.P122])" office:value-type="float" office:value="9" calcext:value-type="float">
            <text:p>9</text:p>
          </table:table-cell>
          <table:table-cell office:value-type="string" calcext:value-type="string">
            <text:p>Bobrowski &amp; Sobkowiak-Tabaka 2006; Ivanovaité &amp; Riede 2018</text:p>
          </table:table-cell>
          <table:table-cell table:number-columns-repeated="1005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13" office:value-type="string" calcext:value-type="string">
            <text:p>Varene_2</text:p>
          </table:table-cell>
          <table:table-cell table:style-name="ce11" office:value-type="string" calcext:value-type="string">
            <text:p>LT</text:p>
          </table:table-cell>
          <table:table-cell table:style-name="ce13" office:value-type="string" calcext:value-type="string">
            <text:p>24.553174</text:p>
          </table:table-cell>
          <table:table-cell table:style-name="ce13" office:value-type="string" calcext:value-type="string">
            <text:p>54.25189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23:.P123])" office:value-type="float" office:value="6" calcext:value-type="float">
            <text:p>6</text:p>
          </table:table-cell>
          <table:table-cell office:value-type="string" calcext:value-type="string">
            <text:p>Bobrowski &amp; Sobkowiak-Tabaka 2006; Ivanovaité &amp; Riede 2018</text:p>
          </table:table-cell>
          <table:table-cell table:number-columns-repeated="1005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Maksimonys</text:p>
          </table:table-cell>
          <table:table-cell table:style-name="ce11" office:value-type="string" calcext:value-type="string">
            <text:p>LT</text:p>
          </table:table-cell>
          <table:table-cell table:style-name="ce13" office:value-type="string" calcext:value-type="string">
            <text:p>24.131840</text:p>
          </table:table-cell>
          <table:table-cell table:style-name="ce13" office:value-type="string" calcext:value-type="string">
            <text:p>54.18511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24:.P124])" office:value-type="float" office:value="6" calcext:value-type="float">
            <text:p>6</text:p>
          </table:table-cell>
          <table:table-cell office:value-type="string" calcext:value-type="string">
            <text:p>Bobrowski &amp; Sobkowiak-Tabaka 2006; Ivanovaité &amp; Riede 2018</text:p>
          </table:table-cell>
          <table:table-cell table:number-columns-repeated="100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1" office:value-type="string" calcext:value-type="string">
            <text:p>Ezerynas</text:p>
          </table:table-cell>
          <table:table-cell table:style-name="ce11" office:value-type="string" calcext:value-type="string">
            <text:p>LT</text:p>
          </table:table-cell>
          <table:table-cell table:style-name="ce11" office:value-type="string" calcext:value-type="string">
            <text:p>23.981907</text:p>
          </table:table-cell>
          <table:table-cell table:style-name="ce11" office:value-type="string" calcext:value-type="string">
            <text:p>54.20071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25:.P125])" office:value-type="float" office:value="6" calcext:value-type="float">
            <text:p>6</text:p>
          </table:table-cell>
          <table:table-cell office:value-type="string" calcext:value-type="string">
            <text:p>Bobrowski &amp; Sobkowiak-Tabaka 2006; Ivanovaité &amp; Riede 2018</text:p>
          </table:table-cell>
          <table:table-cell table:number-columns-repeated="100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Den_Hoorn</text:p>
          </table:table-cell>
          <table:table-cell table:style-name="ce11" office:value-type="string" calcext:value-type="string">
            <text:p>NL</text:p>
          </table:table-cell>
          <table:table-cell table:style-name="ce11" office:value-type="string" calcext:value-type="string">
            <text:p>4.751118</text:p>
          </table:table-cell>
          <table:table-cell table:style-name="ce11" office:value-type="string" calcext:value-type="string">
            <text:p>53.02935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26:.P126])" office:value-type="float" office:value="7" calcext:value-type="float">
            <text:p>7</text:p>
          </table:table-cell>
          <table:table-cell office:value-type="string" calcext:value-type="string">
            <text:p>van Noort 2007</text:p>
          </table:table-cell>
          <table:table-cell table:number-columns-repeated="100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1" office:value-type="string" calcext:value-type="string">
            <text:p>Sassenheim</text:p>
          </table:table-cell>
          <table:table-cell table:style-name="ce11" office:value-type="string" calcext:value-type="string">
            <text:p>NL</text:p>
          </table:table-cell>
          <table:table-cell table:style-name="ce11" office:value-type="string" calcext:value-type="string">
            <text:p>6.574276</text:p>
          </table:table-cell>
          <table:table-cell table:style-name="ce11" office:value-type="string" calcext:value-type="string">
            <text:p>53.22694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unknown</text:p>
          </table:table-cell>
          <table:table-cell table:number-columns-repeated="7"/>
          <table:table-cell table:style-name="ce9" table:formula="of:=SUM([.J127:.P127])" office:value-type="float" office:value="0" calcext:value-type="float">
            <text:p>0</text:p>
          </table:table-cell>
          <table:table-cell office:value-type="string" calcext:value-type="string">
            <text:p>Stapert 1982: 63; Johansen &amp; Stapert 2004: 5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1" office:value-type="string" calcext:value-type="string">
            <text:p>Nordzee_Paal_9</text:p>
          </table:table-cell>
          <table:table-cell table:style-name="ce11" office:value-type="string" calcext:value-type="string">
            <text:p>NL</text:p>
          </table:table-cell>
          <table:table-cell table:style-name="ce11" office:value-type="string" calcext:value-type="string">
            <text:p>4.687913</text:p>
          </table:table-cell>
          <table:table-cell table:style-name="ce11" office:value-type="string" calcext:value-type="string">
            <text:p>53.11874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SUM([.J128:.P128])" office:value-type="float" office:value="6" calcext:value-type="float">
            <text:p>6</text:p>
          </table:table-cell>
          <table:table-cell office:value-type="string" calcext:value-type="string">
            <text:p>van Noort 2007</text:p>
          </table:table-cell>
          <table:table-cell table:number-columns-repeated="100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office:value-type="string" calcext:value-type="string">
            <text:p>Hooge_Berg_A</text:p>
          </table:table-cell>
          <table:table-cell table:style-name="ce11" office:value-type="string" calcext:value-type="string">
            <text:p>NL</text:p>
          </table:table-cell>
          <table:table-cell table:style-name="ce11" office:value-type="string" calcext:value-type="string">
            <text:p>4.812761</text:p>
          </table:table-cell>
          <table:table-cell table:style-name="ce11" office:value-type="string" calcext:value-type="string">
            <text:p>53.045677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29:.P129])" office:value-type="float" office:value="9" calcext:value-type="float">
            <text:p>9</text:p>
          </table:table-cell>
          <table:table-cell office:value-type="string" calcext:value-type="string">
            <text:p>van Noort 2007</text:p>
          </table:table-cell>
          <table:table-cell table:number-columns-repeated="100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1" office:value-type="string" calcext:value-type="string">
            <text:p>Hooge_Berg_B</text:p>
          </table:table-cell>
          <table:table-cell table:style-name="ce11" office:value-type="string" calcext:value-type="string">
            <text:p>NL</text:p>
          </table:table-cell>
          <table:table-cell table:style-name="ce11" office:value-type="string" calcext:value-type="string">
            <text:p>4.807827</text:p>
          </table:table-cell>
          <table:table-cell table:style-name="ce11" office:value-type="string" calcext:value-type="string">
            <text:p>53.048871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30:.P130])" office:value-type="float" office:value="8" calcext:value-type="float">
            <text:p>8</text:p>
          </table:table-cell>
          <table:table-cell office:value-type="string" calcext:value-type="string">
            <text:p>van Noort 2007</text:p>
          </table:table-cell>
          <table:table-cell table:number-columns-repeated="100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reterp_2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6.157883</text:p>
          </table:table-cell>
          <table:table-cell office:value-type="string" calcext:value-type="string">
            <text:p>53.091518</text:p>
          </table:table-cell>
          <table:table-cell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31:.P131])" office:value-type="float" office:value="4" calcext:value-type="float">
            <text:p>4</text:p>
          </table:table-cell>
          <table:table-cell office:value-type="string" calcext:value-type="string">
            <text:p><text:span text:style-name="T3">Burdukiewicz 1986: 245; </text:span>Tromnau 1975b pp. 88; Bohmers 1947 pp. 169, fig. 24, 10</text:p>
          </table:table-cell>
          <table:table-cell table:number-columns-repeated="100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1" office:value-type="string" calcext:value-type="string">
            <text:p>Gijzelte</text:p>
          </table:table-cell>
          <table:table-cell table:style-name="ce11" office:value-type="string" calcext:value-type="string">
            <text:p>NL</text:p>
          </table:table-cell>
          <table:table-cell table:style-name="ce11" office:value-type="string" calcext:value-type="string">
            <text:p>5.213755</text:p>
          </table:table-cell>
          <table:table-cell office:value-type="string" calcext:value-type="string">
            <text:p>51.62609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32:.P132])" office:value-type="float" office:value="4" calcext:value-type="float">
            <text:p>4</text:p>
          </table:table-cell>
          <table:table-cell office:value-type="string" calcext:value-type="string">
            <text:p><text:span text:style-name="T3">Burdukiewicz 1986: 246; </text:span>Tromnau 1975b pp. 88; Bohmers 1961 fig. 3, 23</text:p>
          </table:table-cell>
          <table:table-cell table:number-columns-repeated="100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1" office:value-type="string" calcext:value-type="string">
            <text:p>Havelte_Westerzand</text:p>
          </table:table-cell>
          <table:table-cell table:style-name="ce11" office:value-type="string" calcext:value-type="string">
            <text:p>NL</text:p>
          </table:table-cell>
          <table:table-cell table:style-name="ce11" office:value-type="string" calcext:value-type="string">
            <text:p>6.227523</text:p>
          </table:table-cell>
          <table:table-cell table:style-name="ce11" office:value-type="string" calcext:value-type="string">
            <text:p>52.72654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33:.P133])" office:value-type="float" office:value="7" calcext:value-type="float">
            <text:p>7</text:p>
          </table:table-cell>
          <table:table-cell office:value-type="string" calcext:value-type="string">
            <text:p>Burdukiewicz 1986: 246; Tromnau 1975b pp. 87; Narr 1968; Bohmers 1947 pp. 168 &amp; 171</text:p>
          </table:table-cell>
          <table:table-cell table:number-columns-repeated="100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en_schipsloot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6.393059</text:p>
          </table:table-cell>
          <table:table-cell office:value-type="string" calcext:value-type="string">
            <text:p>53.075631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34:.P134])" office:value-type="float" office:value="10" calcext:value-type="float">
            <text:p>10</text:p>
          </table:table-cell>
          <table:table-cell office:value-type="string" calcext:value-type="string">
            <text:p>Houtsma et al. 1981</text:p>
          </table:table-cell>
          <table:table-cell table:number-columns-repeated="100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Duurswoude_I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6.220286</text:p>
          </table:table-cell>
          <table:table-cell office:value-type="string" calcext:value-type="string">
            <text:p>53.062417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35:.P135])" office:value-type="float" office:value="4" calcext:value-type="float">
            <text:p>4</text:p>
          </table:table-cell>
          <table:table-cell office:value-type="string" calcext:value-type="string">
            <text:p>Tromnau 1975b pp. 88; van Noort 2007; Bohmers &amp; Houtsma 1961 pp. 26</text:p>
          </table:table-cell>
          <table:table-cell table:number-columns-repeated="100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ldeholtwolde</text:p>
          </table:table-cell>
          <table:table-cell table:style-name="ce11" office:value-type="string" calcext:value-type="string">
            <text:p>NL</text:p>
          </table:table-cell>
          <table:table-cell office:value-type="string" calcext:value-type="string">
            <text:p>6.008081</text:p>
          </table:table-cell>
          <table:table-cell office:value-type="string" calcext:value-type="string">
            <text:p>52.915081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SUM([.J136:.P136])" office:value-type="float" office:value="17" calcext:value-type="float">
            <text:p>17</text:p>
          </table:table-cell>
          <table:table-cell office:value-type="string" calcext:value-type="string">
            <text:p>Stapert 1986; Johansen &amp; Stapert 2004</text:p>
          </table:table-cell>
          <table:table-cell table:number-columns-repeated="100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Luttenberg</text:p>
          </table:table-cell>
          <table:table-cell table:style-name="ce11" office:value-type="string" calcext:value-type="string">
            <text:p>NL</text:p>
          </table:table-cell>
          <table:table-cell office:value-type="string" calcext:value-type="string">
            <text:p>6.366104</text:p>
          </table:table-cell>
          <table:table-cell office:value-type="string" calcext:value-type="string">
            <text:p>52.405633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SUM([.J137:.P137])" office:value-type="float" office:value="16" calcext:value-type="float">
            <text:p>16</text:p>
          </table:table-cell>
          <table:table-cell office:value-type="string" calcext:value-type="string">
            <text:p>Stapert 1986</text:p>
          </table:table-cell>
          <table:table-cell table:number-columns-repeated="100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Donder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6.544161</text:p>
          </table:table-cell>
          <table:table-cell office:value-type="string" calcext:value-type="string">
            <text:p>53.091542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" table:formula="of:=SUM([.J138:.P138])" office:value-type="float" office:value="4" calcext:value-type="float">
            <text:p>4</text:p>
          </table:table-cell>
          <table:table-cell office:value-type="string" calcext:value-type="string">
            <text:p>Grimm &amp; Weber 2008; Lanting &amp; Plicht 1996</text:p>
          </table:table-cell>
          <table:table-cell table:number-columns-repeated="100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Elsoo_tronde</text:p>
          </table:table-cell>
          <table:table-cell table:style-name="ce11" office:value-type="string" calcext:value-type="string">
            <text:p>NL</text:p>
          </table:table-cell>
          <table:table-cell office:value-type="string" calcext:value-type="string">
            <text:p>6.227901</text:p>
          </table:table-cell>
          <table:table-cell office:value-type="string" calcext:value-type="string">
            <text:p>52.950517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" table:formula="of:=SUM([.J139:.P139])" office:value-type="float" office:value="4" calcext:value-type="float">
            <text:p>4</text:p>
          </table:table-cell>
          <table:table-cell office:value-type="string" calcext:value-type="string">
            <text:p>Grimm &amp; Weber 2008; Lanting &amp; Plicht 1996</text:p>
          </table:table-cell>
          <table:table-cell table:number-columns-repeated="1005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13" office:value-type="string" calcext:value-type="string">
            <text:p>Harderwijk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5.630425</text:p>
          </table:table-cell>
          <table:table-cell table:style-name="ce13" office:value-type="string" calcext:value-type="string">
            <text:p>52.34450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0:.P140])" office:value-type="float" office:value="5" calcext:value-type="float">
            <text:p>5</text:p>
          </table:table-cell>
          <table:table-cell office:value-type="string" calcext:value-type="string">
            <text:p>Burdukiewicz 1986 pp. 245; Tromnau 1975b pp. 88; Narr 1968; Bohmers 1947 pp. 171</text:p>
          </table:table-cell>
          <table:table-cell table:number-columns-repeated="1005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Elspeet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5.786306</text:p>
          </table:table-cell>
          <table:table-cell table:style-name="ce13" office:value-type="string" calcext:value-type="string">
            <text:p>52.29220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1:.P141])" office:value-type="float" office:value="8" calcext:value-type="float">
            <text:p>8</text:p>
          </table:table-cell>
          <table:table-cell office:value-type="string" calcext:value-type="string">
            <text:p>Burdukiewicz 1986 pp. 244; Tromnau 1975b pp. 88; Narr 1968; Bohmers 1961; Bohmers 1947 pp. 176, fig. 26:11-12, 15; Popping 1931</text:p>
          </table:table-cell>
          <table:table-cell table:number-columns-repeated="1005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13" office:value-type="string" calcext:value-type="string">
            <text:p>Soesterduinen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5.298709</text:p>
          </table:table-cell>
          <table:table-cell table:style-name="ce13" office:value-type="string" calcext:value-type="string">
            <text:p>52.14737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2:.P142])" office:value-type="float" office:value="5" calcext:value-type="float">
            <text:p>5</text:p>
          </table:table-cell>
          <table:table-cell office:value-type="string" calcext:value-type="string">
            <text:p>Burdukiewicz 1986 pp. 245; Tromnau 1975b pp. 88; Narr 1968; Bohmers 1947 pp. 171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Appelscha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6.355751</text:p>
          </table:table-cell>
          <table:table-cell table:style-name="ce13" office:value-type="string" calcext:value-type="string">
            <text:p>52.947076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3:.P143])" office:value-type="float" office:value="6" calcext:value-type="float">
            <text:p>6</text:p>
          </table:table-cell>
          <table:table-cell office:value-type="string" calcext:value-type="string">
            <text:p>Burdukiewicz 1986 pp. 245; Tromnau 1975b pp. 88; Narr 1968; Bohmers 1947 pp. 169, fig. 23:2, 24:1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13" office:value-type="string" calcext:value-type="string">
            <text:p>Bakkeveen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6.257038</text:p>
          </table:table-cell>
          <table:table-cell table:style-name="ce13" office:value-type="string" calcext:value-type="string">
            <text:p>53.080277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4:.P144])" office:value-type="float" office:value="6" calcext:value-type="float">
            <text:p>6</text:p>
          </table:table-cell>
          <table:table-cell table:style-name="ce16" office:value-type="string" calcext:value-type="string">
            <text:p>Burdukiewicz 1986; Tromnau 1975b pp. 88; Bohmers 1947 pp. 167, fig. 23: 3-6 &amp; 10-11, fig. 25: 11.</text:p>
          </table:table-cell>
          <table:table-cell table:number-columns-repeated="1005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13" office:value-type="string" calcext:value-type="string">
            <text:p>Houtigehage_1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6.144428</text:p>
          </table:table-cell>
          <table:table-cell table:style-name="ce13" office:value-type="string" calcext:value-type="string">
            <text:p>53.15307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5:.P145])" office:value-type="float" office:value="8" calcext:value-type="float">
            <text:p>8</text:p>
          </table:table-cell>
          <table:table-cell table:style-name="ce16" office:value-type="string" calcext:value-type="string">
            <text:p>Burdukiewicz 1986; Tromnau 1975b pp. 88; Bohmers 1947 pp. 167, fig. 23: 7-9 &amp; 12-15, fig. 24: 2-3 &amp; 5.</text:p>
          </table:table-cell>
          <table:table-cell table:number-columns-repeated="1005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13" office:value-type="string" calcext:value-type="string">
            <text:p>Makkinga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6.217037</text:p>
          </table:table-cell>
          <table:table-cell table:style-name="ce13" office:value-type="string" calcext:value-type="string">
            <text:p>52.98062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6:.P146])" office:value-type="float" office:value="10" calcext:value-type="float">
            <text:p>10</text:p>
          </table:table-cell>
          <table:table-cell office:value-type="string" calcext:value-type="string">
            <text:p>Burdukiewicz 1986 pp. 245; Tromnau 1975b pp. 88; Narr 1968; Popping 1934</text:p>
          </table:table-cell>
          <table:table-cell table:number-columns-repeated="1005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13" office:value-type="string" calcext:value-type="string">
            <text:p>Oostermeer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6.057873</text:p>
          </table:table-cell>
          <table:table-cell table:style-name="ce13" office:value-type="string" calcext:value-type="string">
            <text:p>53.17690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7:.P147])" office:value-type="float" office:value="5" calcext:value-type="float">
            <text:p>5</text:p>
          </table:table-cell>
          <table:table-cell office:value-type="string" calcext:value-type="string">
            <text:p>Burdukiewicz 1986: 245; Bohmers 1947: 169, fig. 24:1,4</text:p>
          </table:table-cell>
          <table:table-cell table:number-columns-repeated="1005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13" office:value-type="string" calcext:value-type="string">
            <text:p>Suameer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6.002077</text:p>
          </table:table-cell>
          <table:table-cell table:style-name="ce13" office:value-type="string" calcext:value-type="string">
            <text:p>53.177436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8:.P148])" office:value-type="float" office:value="4" calcext:value-type="float">
            <text:p>4</text:p>
          </table:table-cell>
          <table:table-cell office:value-type="string" calcext:value-type="string">
            <text:p><text:span text:style-name="T3">Burdukiewicz 1986: 245;  Narr 1968; </text:span>Bohmers 1947: 169, fig. 24:6</text:p>
          </table:table-cell>
          <table:table-cell table:number-columns-repeated="1005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13" office:value-type="string" calcext:value-type="string">
            <text:p>Weper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6.303932</text:p>
          </table:table-cell>
          <table:table-cell table:style-name="ce13" office:value-type="string" calcext:value-type="string">
            <text:p>53.00819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49:.P149])" office:value-type="float" office:value="4" calcext:value-type="float">
            <text:p>4</text:p>
          </table:table-cell>
          <table:table-cell office:value-type="string" calcext:value-type="string">
            <text:p>Burdukiewicz 1986 pp. 245; Tromnau 1975b pp. 88; Narr 1968; Schwabedissen 1950 pp. 52-54, fig. 2:1; Bohmers 1947 pp. 176, fig. 26:16</text:p>
          </table:table-cell>
          <table:table-cell table:number-columns-repeated="1005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13" office:value-type="string" calcext:value-type="string">
            <text:p>Wijnjeterp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6.206326</text:p>
          </table:table-cell>
          <table:table-cell table:style-name="ce13" office:value-type="string" calcext:value-type="string">
            <text:p>53.05603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50:.P150])" office:value-type="float" office:value="4" calcext:value-type="float">
            <text:p>4</text:p>
          </table:table-cell>
          <table:table-cell office:value-type="string" calcext:value-type="string">
            <text:p>Burdukiewicz 1986 pp. 245; Tromnau 1975b pp. 88; Bohmers 1956 fig. 2:7.</text:p>
          </table:table-cell>
          <table:table-cell table:number-columns-repeated="1005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3" office:value-type="string" calcext:value-type="string">
            <text:p>Aalden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6.717584</text:p>
          </table:table-cell>
          <table:table-cell table:style-name="ce13" office:value-type="string" calcext:value-type="string">
            <text:p>52.79184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51:.P151])" office:value-type="float" office:value="6" calcext:value-type="float">
            <text:p>6</text:p>
          </table:table-cell>
          <table:table-cell office:value-type="string" calcext:value-type="string">
            <text:p>Burdukiewicz 1986: 245; Tromnau 1975b pp. 87; Narr 1968; Bohmers 1947 pp. 170-171</text:p>
          </table:table-cell>
          <table:table-cell table:number-columns-repeated="1005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13" office:value-type="string" calcext:value-type="string">
            <text:p>Eelde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6.565728</text:p>
          </table:table-cell>
          <table:table-cell table:style-name="ce13" office:value-type="string" calcext:value-type="string">
            <text:p>53.13319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52:.P152])" office:value-type="float" office:value="6" calcext:value-type="float">
            <text:p>6</text:p>
          </table:table-cell>
          <table:table-cell office:value-type="string" calcext:value-type="string">
            <text:p>Burdukiewicz 1986: 245; Tromnau 1975b pp. 87; Narr 1968; Bohmers 1947 pp. 168-169</text:p>
          </table:table-cell>
          <table:table-cell table:number-columns-repeated="1005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Gees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6.691205</text:p>
          </table:table-cell>
          <table:table-cell table:style-name="ce13" office:value-type="string" calcext:value-type="string">
            <text:p>52.74959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53:.P153])" office:value-type="float" office:value="6" calcext:value-type="float">
            <text:p>6</text:p>
          </table:table-cell>
          <table:table-cell office:value-type="string" calcext:value-type="string">
            <text:p>Burdukiewicz 1986: 246; Tromnau 1975b pp. 87; Narr 1968; Bohmers 1947 pp. 165 &amp; 171</text:p>
          </table:table-cell>
          <table:table-cell table:number-columns-repeated="1005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13" office:value-type="string" calcext:value-type="string">
            <text:p>Rolde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6.646361</text:p>
          </table:table-cell>
          <table:table-cell table:style-name="ce13" office:value-type="string" calcext:value-type="string">
            <text:p>52.987317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54:.P154])" office:value-type="float" office:value="8" calcext:value-type="float">
            <text:p>8</text:p>
          </table:table-cell>
          <table:table-cell office:value-type="string" calcext:value-type="string">
            <text:p>Burdukiewicz 1986: 246; Tromnau 1975b pp. 88; Narr 1968; Bohmers 1947 pp. 168-170</text:p>
          </table:table-cell>
          <table:table-cell table:number-columns-repeated="1005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13" office:value-type="string" calcext:value-type="string">
            <text:p>Zwarte_water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6.445156</text:p>
          </table:table-cell>
          <table:table-cell table:style-name="ce13" office:value-type="string" calcext:value-type="string">
            <text:p>52.77697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55:.P155])" office:value-type="float" office:value="5" calcext:value-type="float">
            <text:p>5</text:p>
          </table:table-cell>
          <table:table-cell office:value-type="string" calcext:value-type="string">
            <text:p>Burdukiewicz 1986: 246; Tromnau 1975b pp. 88; Bohmers 1947 pp. 176</text:p>
          </table:table-cell>
          <table:table-cell table:number-columns-repeated="1005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13" office:value-type="string" calcext:value-type="string">
            <text:p>Marum</text:p>
          </table:table-cell>
          <table:table-cell office:value-type="string" calcext:value-type="string">
            <text:p>NL</text:p>
          </table:table-cell>
          <table:table-cell table:style-name="ce13" office:value-type="string" calcext:value-type="string">
            <text:p>6.267059</text:p>
          </table:table-cell>
          <table:table-cell table:style-name="ce13" office:value-type="string" calcext:value-type="string">
            <text:p>53.14616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56:.P156])" office:value-type="float" office:value="9" calcext:value-type="float">
            <text:p>9</text:p>
          </table:table-cell>
          <table:table-cell office:value-type="string" calcext:value-type="string">
            <text:p>Burdukiewicz 1986 pp. 245; Tromnau 1975b pp. 88; Bohmers 1961, Narr 1968</text:p>
          </table:table-cell>
          <table:table-cell table:number-columns-repeated="1005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13" office:value-type="string" calcext:value-type="string">
            <text:p>Texel_Den_Burg</text:p>
          </table:table-cell>
          <table:table-cell table:style-name="ce11" office:value-type="string" calcext:value-type="string">
            <text:p>NL</text:p>
          </table:table-cell>
          <table:table-cell table:style-name="ce13" office:value-type="string" calcext:value-type="string">
            <text:p>4.799048</text:p>
          </table:table-cell>
          <table:table-cell table:style-name="ce13" office:value-type="string" calcext:value-type="string">
            <text:p>53.05444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57:.P157])" office:value-type="float" office:value="11" calcext:value-type="float">
            <text:p>11</text:p>
          </table:table-cell>
          <table:table-cell office:value-type="string" calcext:value-type="string">
            <text:p>Stapert 1981; van Noort 2007</text:p>
          </table:table-cell>
          <table:table-cell table:number-columns-repeated="100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1" office:value-type="string" calcext:value-type="string">
            <text:p>Elisentaler_see</text:p>
          </table:table-cell>
          <table:table-cell table:style-name="ce11" office:value-type="string" calcext:value-type="string">
            <text:p>PL</text:p>
          </table:table-cell>
          <table:table-cell table:style-name="ce11" office:value-type="string" calcext:value-type="string">
            <text:p>15.856096</text:p>
          </table:table-cell>
          <table:table-cell table:style-name="ce11" office:value-type="string" calcext:value-type="string">
            <text:p>52.07483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58:.P158])" office:value-type="float" office:value="7" calcext:value-type="float">
            <text:p>7</text:p>
          </table:table-cell>
          <table:table-cell office:value-type="string" calcext:value-type="string">
            <text:p>Tromnau 1975; Mey 1960; Rust 1943</text:p>
          </table:table-cell>
          <table:table-cell table:number-columns-repeated="1005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13" office:value-type="string" calcext:value-type="string">
            <text:p>Zolwin_29</text:p>
          </table:table-cell>
          <table:table-cell table:style-name="ce11" office:value-type="string" calcext:value-type="string">
            <text:p>PL</text:p>
          </table:table-cell>
          <table:table-cell table:style-name="ce13" office:value-type="string" calcext:value-type="string">
            <text:p>15.646234</text:p>
          </table:table-cell>
          <table:table-cell table:style-name="ce13" office:value-type="string" calcext:value-type="string">
            <text:p>52.462212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59:.P159])" office:value-type="float" office:value="6" calcext:value-type="float">
            <text:p>6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13" office:value-type="string" calcext:value-type="string">
            <text:p>Legon_5</text:p>
          </table:table-cell>
          <table:table-cell table:style-name="ce11" office:value-type="string" calcext:value-type="string">
            <text:p>PL</text:p>
          </table:table-cell>
          <table:table-cell table:style-name="ce13" office:value-type="string" calcext:value-type="string">
            <text:p>16.389861</text:p>
          </table:table-cell>
          <table:table-cell table:style-name="ce13" office:value-type="string" calcext:value-type="string">
            <text:p>51.769283</text:p>
          </table:table-cell>
          <table:table-cell table:style-name="ce11" office:value-type="string" calcext:value-type="string">
            <text:p>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60:.P160])" office:value-type="float" office:value="12" calcext:value-type="float">
            <text:p>12</text:p>
          </table:table-cell>
          <table:table-cell office:value-type="string" calcext:value-type="string">
            <text:p>Burdukiewicz &amp; Szynkiewicz 2002</text:p>
          </table:table-cell>
          <table:table-cell table:number-columns-repeated="1005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13" office:value-type="string" calcext:value-type="string">
            <text:p>Osno_Lubuskie</text:p>
          </table:table-cell>
          <table:table-cell table:style-name="ce11" office:value-type="string" calcext:value-type="string">
            <text:p>PL</text:p>
          </table:table-cell>
          <table:table-cell table:style-name="ce13" office:value-type="string" calcext:value-type="string">
            <text:p>14.868404</text:p>
          </table:table-cell>
          <table:table-cell table:style-name="ce13" office:value-type="string" calcext:value-type="string">
            <text:p>52.449609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unknown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1:.P161])" office:value-type="float" office:value="5" calcext:value-type="float">
            <text:p>5</text:p>
          </table:table-cell>
          <table:table-cell office:value-type="string" calcext:value-type="string">
            <text:p>Kabacinski &amp; Sobkowiak-Tabaka 2012: 85</text:p>
          </table:table-cell>
          <table:table-cell table:number-columns-repeated="1005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13" office:value-type="string" calcext:value-type="string">
            <text:p>Cichmiana_2</text:p>
          </table:table-cell>
          <table:table-cell table:style-name="ce11" office:value-type="string" calcext:value-type="string">
            <text:p>PL</text:p>
          </table:table-cell>
          <table:table-cell table:style-name="ce13" office:value-type="string" calcext:value-type="string">
            <text:p>18.782903</text:p>
          </table:table-cell>
          <table:table-cell table:style-name="ce13" office:value-type="string" calcext:value-type="string">
            <text:p>52.07928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unkn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2:.P162])" office:value-type="float" office:value="4" calcext:value-type="float">
            <text:p>4</text:p>
          </table:table-cell>
          <table:table-cell office:value-type="string" calcext:value-type="string">
            <text:p><text:span text:style-name="T3">Bobrowski &amp; Sobkowiak-Tabaka 2006; </text:span>Kabacinski &amp; Sobkowiak-Tabaka 2012: 85, fig. 14:3-8</text:p>
          </table:table-cell>
          <table:table-cell table:number-columns-repeated="1005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13" office:value-type="string" calcext:value-type="string">
            <text:p>Rzuchow_43</text:p>
          </table:table-cell>
          <table:table-cell table:style-name="ce11" office:value-type="string" calcext:value-type="string">
            <text:p>PL</text:p>
          </table:table-cell>
          <table:table-cell table:style-name="ce13" office:value-type="string" calcext:value-type="string">
            <text:p>18.350509</text:p>
          </table:table-cell>
          <table:table-cell table:style-name="ce13" office:value-type="string" calcext:value-type="string">
            <text:p>50.067693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3:.P163])" office:value-type="float" office:value="7" calcext:value-type="float">
            <text:p>7</text:p>
          </table:table-cell>
          <table:table-cell office:value-type="string" calcext:value-type="string">
            <text:p><text:span text:style-name="T3">Bobrowski &amp; Sobkowiak-Tabaka 2006; </text:span>Kabacinski &amp; Sobkowiak-Tabaka 2012: 85, fig. 14:1-2</text:p>
          </table:table-cell>
          <table:table-cell table:number-columns-repeated="1005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13" office:value-type="string" calcext:value-type="string">
            <text:p>Myszecin</text:p>
          </table:table-cell>
          <table:table-cell table:style-name="ce11" office:value-type="string" calcext:value-type="string">
            <text:p>PL</text:p>
          </table:table-cell>
          <table:table-cell table:style-name="ce13" office:value-type="string" calcext:value-type="string">
            <text:p>15.646942</text:p>
          </table:table-cell>
          <table:table-cell table:style-name="ce13" office:value-type="string" calcext:value-type="string">
            <text:p>52.286908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4:.P164])" office:value-type="float" office:value="13" calcext:value-type="float">
            <text:p>13</text:p>
          </table:table-cell>
          <table:table-cell office:value-type="string" calcext:value-type="string">
            <text:p>Kabacinski &amp; Sobkowiak-Tabaka 2012</text:p>
          </table:table-cell>
          <table:table-cell table:number-columns-repeated="1005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13" office:value-type="string" calcext:value-type="string">
            <text:p>Tanowo_2</text:p>
          </table:table-cell>
          <table:table-cell table:style-name="ce11" office:value-type="string" calcext:value-type="string">
            <text:p>PL</text:p>
          </table:table-cell>
          <table:table-cell office:value-type="string" calcext:value-type="string">
            <text:p>14.462441</text:p>
          </table:table-cell>
          <table:table-cell table:style-name="ce13" office:value-type="string" calcext:value-type="string">
            <text:p>53.539261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5:.P165])" office:value-type="float" office:value="7" calcext:value-type="float">
            <text:p>7</text:p>
          </table:table-cell>
          <table:table-cell office:value-type="string" calcext:value-type="string">
            <text:p>Bobrowski &amp; Sobkowiak-Tabaka 2006; Galinski 1987</text:p>
          </table:table-cell>
          <table:table-cell table:number-columns-repeated="100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lbrachice_1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6.360023</text:p>
          </table:table-cell>
          <table:table-cell office:value-type="string" calcext:value-type="string">
            <text:p>51.786319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6:.P166])" office:value-type="float" office:value="6" calcext:value-type="float">
            <text:p>6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rzebicz_Mlyn_2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5.739456</text:p>
          </table:table-cell>
          <table:table-cell office:value-type="string" calcext:value-type="string">
            <text:p>52.790588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7:.P167])" office:value-type="float" office:value="5" calcext:value-type="float">
            <text:p>5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Wojsak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21.750071</text:p>
          </table:table-cell>
          <table:table-cell office:value-type="string" calcext:value-type="string">
            <text:p>54.050208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8:.P168])" office:value-type="float" office:value="6" calcext:value-type="float">
            <text:p>6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opowka_Mal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7.805881</text:p>
          </table:table-cell>
          <table:table-cell office:value-type="string" calcext:value-type="string">
            <text:p>53.950729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69:.P169])" office:value-type="float" office:value="5" calcext:value-type="float">
            <text:p>5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usajny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20.925488</text:p>
          </table:table-cell>
          <table:table-cell office:value-type="string" calcext:value-type="string">
            <text:p>54.263381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70:.P170])" office:value-type="float" office:value="5" calcext:value-type="float">
            <text:p>5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Rogow_opolski_9</text:p>
          </table:table-cell>
          <table:table-cell office:value-type="string" calcext:value-type="string">
            <text:p>PL</text:p>
          </table:table-cell>
          <table:table-cell table:style-name="ce13" office:value-type="string" calcext:value-type="string">
            <text:p>17.943427</text:p>
          </table:table-cell>
          <table:table-cell table:style-name="ce13" office:value-type="string" calcext:value-type="string">
            <text:p>50.520605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71:.P171])" office:value-type="float" office:value="5" calcext:value-type="float">
            <text:p>5</text:p>
          </table:table-cell>
          <table:table-cell office:value-type="string" calcext:value-type="string">
            <text:p><text:span text:style-name="T3">Bobrowski &amp; Sobkowiak-Tabaka 2006; </text:span>Burdukiewicz 1986: 251</text:p>
          </table:table-cell>
          <table:table-cell table:number-columns-repeated="1005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13" office:value-type="string" calcext:value-type="string">
            <text:p>Obszruta</text:p>
          </table:table-cell>
          <table:table-cell office:value-type="string" calcext:value-type="string">
            <text:p>RU</text:p>
          </table:table-cell>
          <table:table-cell table:style-name="ce13" office:value-type="string" calcext:value-type="string">
            <text:p>22.504969</text:p>
          </table:table-cell>
          <table:table-cell table:style-name="ce13" office:value-type="string" calcext:value-type="string">
            <text:p>54.756607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72:.P172])" office:value-type="float" office:value="5" calcext:value-type="float">
            <text:p>5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13" office:value-type="string" calcext:value-type="string">
            <text:p>Wysokawa</text:p>
          </table:table-cell>
          <table:table-cell office:value-type="string" calcext:value-type="string">
            <text:p>RU</text:p>
          </table:table-cell>
          <table:table-cell table:style-name="ce13" office:value-type="string" calcext:value-type="string">
            <text:p>21.110099</text:p>
          </table:table-cell>
          <table:table-cell table:style-name="ce13" office:value-type="string" calcext:value-type="string">
            <text:p>54.856196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73:.P173])" office:value-type="float" office:value="5" calcext:value-type="float">
            <text:p>5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oelleroed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13.694993</text:p>
          </table:table-cell>
          <table:table-cell office:value-type="string" calcext:value-type="string">
            <text:p>56.15884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hamburgian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74:.P174])" office:value-type="float" office:value="9" calcext:value-type="float">
            <text:p>9</text:p>
          </table:table-cell>
          <table:table-cell office:value-type="string" calcext:value-type="string">
            <text:p>Larsson 1996</text:p>
          </table:table-cell>
          <table:table-cell table:number-columns-repeated="1005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13" office:value-type="string" calcext:value-type="string">
            <text:p>Sapanow</text:p>
          </table:table-cell>
          <table:table-cell table:style-name="ce11" office:value-type="string" calcext:value-type="string">
            <text:p>UA</text:p>
          </table:table-cell>
          <table:table-cell table:style-name="ce13" office:value-type="string" calcext:value-type="string">
            <text:p>25.672558</text:p>
          </table:table-cell>
          <table:table-cell table:style-name="ce13" office:value-type="string" calcext:value-type="string">
            <text:p>50.147694</text:p>
          </table:table-cell>
          <table:table-cell table:style-name="ce11" office:value-type="string" calcext:value-type="string">
            <text:p>imprecise</text:p>
          </table:table-cell>
          <table:table-cell table:style-name="ce11" office:value-type="string" calcext:value-type="string">
            <text:p>uncertain</text:p>
          </table:table-cell>
          <table:table-cell table:style-name="ce11" office:value-type="string" calcext:value-type="string">
            <text:p>hamburgian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75:.P175])" office:value-type="float" office:value="4" calcext:value-type="float">
            <text:p>4</text:p>
          </table:table-cell>
          <table:table-cell office:value-type="string" calcext:value-type="string">
            <text:p>Bobrowski &amp; Sobkowiak-Tabaka 2006</text:p>
          </table:table-cell>
          <table:table-cell table:number-columns-repeated="1005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12" office:value-type="string" calcext:value-type="string">
            <text:p>Ahrenshoft_la86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76:.P176])" office:value-type="float" office:value="10" calcext:value-type="float">
            <text:p>10</text:p>
          </table:table-cell>
          <table:table-cell office:value-type="string" calcext:value-type="string">
            <text:p>Hartz 1987</text:p>
          </table:table-cell>
          <table:table-cell table:number-columns-repeated="1005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12" office:value-type="string" calcext:value-type="string">
            <text:p>Ahrenshoft_la73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77:.P177])" office:value-type="float" office:value="14" calcext:value-type="float">
            <text:p>14</text:p>
          </table:table-cell>
          <table:table-cell office:value-type="string" calcext:value-type="string">
            <text:p>Clausen 1998</text:p>
          </table:table-cell>
          <table:table-cell table:number-columns-repeated="1005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12" office:value-type="string" calcext:value-type="string">
            <text:p>Ahrenshoft_la58A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78:.P178])" office:value-type="float" office:value="9" calcext:value-type="float">
            <text:p>9</text:p>
          </table:table-cell>
          <table:table-cell office:value-type="string" calcext:value-type="string">
            <text:p>Hartz 1987</text:p>
          </table:table-cell>
          <table:table-cell table:number-columns-repeated="1005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12" office:value-type="string" calcext:value-type="string">
            <text:p>Ahrenshoft_la58B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79:.P179])" office:value-type="float" office:value="10" calcext:value-type="float">
            <text:p>10</text:p>
          </table:table-cell>
          <table:table-cell office:value-type="string" calcext:value-type="string">
            <text:p>Hartz 1987</text:p>
          </table:table-cell>
          <table:table-cell table:number-columns-repeated="1005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12" office:value-type="string" calcext:value-type="string">
            <text:p>Ahrenshoft_la58C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80:.P180])" office:value-type="float" office:value="9" calcext:value-type="float">
            <text:p>9</text:p>
          </table:table-cell>
          <table:table-cell office:value-type="string" calcext:value-type="string">
            <text:p>Hartz 1987</text:p>
          </table:table-cell>
          <table:table-cell table:number-columns-repeated="1005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12" office:value-type="string" calcext:value-type="string">
            <text:p>Ahrenshoft_la58D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table:formula="of:=SUM([.J181:.P181])" office:value-type="float" office:value="17" calcext:value-type="float">
            <text:p>17</text:p>
          </table:table-cell>
          <table:table-cell office:value-type="string" calcext:value-type="string">
            <text:p>Hartz 1987; Clausen 1998; Weber 2010</text:p>
          </table:table-cell>
          <table:table-cell table:number-columns-repeated="1005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12" office:value-type="string" calcext:value-type="string">
            <text:p>Ahrenshoft_la58E-F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82:.P182])" office:value-type="float" office:value="11" calcext:value-type="float">
            <text:p>11</text:p>
          </table:table-cell>
          <table:table-cell office:value-type="string" calcext:value-type="string">
            <text:p>Hartz 1987</text:p>
          </table:table-cell>
          <table:table-cell table:number-columns-repeated="1005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12" office:value-type="string" calcext:value-type="string">
            <text:p>Ahrenshoft_la11</text:p>
          </table:table-cell>
          <table:table-cell table:style-name="ce11" office:value-type="string" calcext:value-type="string">
            <text:p>DE</text:p>
          </table:table-cell>
          <table:table-cell office:value-type="string" calcext:value-type="string">
            <text:p>9.084849</text:p>
          </table:table-cell>
          <table:table-cell office:value-type="string" calcext:value-type="string">
            <text:p>54.558173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surf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83:.P183])" office:value-type="float" office:value="10" calcext:value-type="float">
            <text:p>10</text:p>
          </table:table-cell>
          <table:table-cell office:value-type="string" calcext:value-type="string">
            <text:p>Hartz 1987</text:p>
          </table:table-cell>
          <table:table-cell table:number-columns-repeated="100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els_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240096</text:p>
          </table:table-cell>
          <table:table-cell office:value-type="string" calcext:value-type="string">
            <text:p>55.375035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SUM([.J184:.P184])" office:value-type="float" office:value="17" calcext:value-type="float">
            <text:p>17</text:p>
          </table:table-cell>
          <table:table-cell office:value-type="string" calcext:value-type="string">
            <text:p>Holm &amp; Rieck 1983, 1992</text:p>
          </table:table-cell>
          <table:table-cell table:number-columns-repeated="100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Jels_2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240096</text:p>
          </table:table-cell>
          <table:table-cell office:value-type="string" calcext:value-type="string">
            <text:p>55.375035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SUM([.J185:.P185])" office:value-type="float" office:value="17" calcext:value-type="float">
            <text:p>17</text:p>
          </table:table-cell>
          <table:table-cell office:value-type="string" calcext:value-type="string">
            <text:p>Holm &amp; Rieck 1992</text:p>
          </table:table-cell>
          <table:table-cell table:number-columns-repeated="100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els_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219177</text:p>
          </table:table-cell>
          <table:table-cell office:value-type="string" calcext:value-type="string">
            <text:p>55.358957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" table:formula="of:=SUM([.J186:.P186])" office:value-type="float" office:value="13" calcext:value-type="float">
            <text:p>13</text:p>
          </table:table-cell>
          <table:table-cell office:value-type="string" calcext:value-type="string">
            <text:p>Unpublished</text:p>
          </table:table-cell>
          <table:table-cell table:number-columns-repeated="100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Krogsboelle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1.158477</text:p>
          </table:table-cell>
          <table:table-cell office:value-type="string" calcext:value-type="string">
            <text:p>54.843938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table:formula="of:=SUM([.J187:.P187])" office:value-type="float" office:value="15" calcext:value-type="float">
            <text:p>15</text:p>
          </table:table-cell>
          <table:table-cell office:value-type="string" calcext:value-type="string">
            <text:p>Riede et al. 2019</text:p>
          </table:table-cell>
          <table:table-cell table:number-columns-repeated="100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oelbjerg_2_3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1.097736</text:p>
          </table:table-cell>
          <table:table-cell office:value-type="string" calcext:value-type="string">
            <text:p>54.762641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88:.P188])" office:value-type="float" office:value="14" calcext:value-type="float">
            <text:p>14</text:p>
          </table:table-cell>
          <table:table-cell office:value-type="string" calcext:value-type="string">
            <text:p>Petersen &amp; Johansen 1991, 1994, 1996</text:p>
          </table:table-cell>
          <table:table-cell table:number-columns-repeated="100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lotseng_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9.269621</text:p>
          </table:table-cell>
          <table:table-cell office:value-type="string" calcext:value-type="string">
            <text:p>55.329464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table:formula="of:=SUM([.J189:.P189])" office:value-type="float" office:value="21" calcext:value-type="float">
            <text:p>21</text:p>
          </table:table-cell>
          <table:table-cell office:value-type="string" calcext:value-type="string">
            <text:p>Holm &amp; Rieck 1992; Holm 1991, 1996</text:p>
          </table:table-cell>
          <table:table-cell table:number-columns-repeated="1005"/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Duurswoude_II</text:p>
          </table:table-cell>
          <table:table-cell table:style-name="ce11" office:value-type="string" calcext:value-type="string">
            <text:p>NL</text:p>
          </table:table-cell>
          <table:table-cell office:value-type="string" calcext:value-type="string">
            <text:p>6.220286</text:p>
          </table:table-cell>
          <table:table-cell office:value-type="string" calcext:value-type="string">
            <text:p>53.062417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formula="of:=SUM([.J190:.P190])" office:value-type="float" office:value="13" calcext:value-type="float">
            <text:p>13</text:p>
          </table:table-cell>
          <table:table-cell table:style-name="ce18" office:value-type="string" calcext:value-type="string">
            <text:p><text:span text:style-name="T1">Burdukiewicz 1986; </text:span><text:span text:style-name="T2">van Noort 2007; Bohmers &amp; Houtsma 1961 pp. 140</text:span></text:p>
          </table:table-cell>
          <table:table-cell table:number-columns-repeated="100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avelte_holtingerzand</text:p>
          </table:table-cell>
          <table:table-cell table:style-name="ce11" office:value-type="string" calcext:value-type="string">
            <text:p>NL</text:p>
          </table:table-cell>
          <table:table-cell office:value-type="string" calcext:value-type="string">
            <text:p>6.235213</text:p>
          </table:table-cell>
          <table:table-cell office:value-type="string" calcext:value-type="string">
            <text:p>52.771151</text:p>
          </table:table-cell>
          <table:table-cell office:value-type="string" calcext:value-type="string">
            <text:p>im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J191:.P191])" office:value-type="float" office:value="10" calcext:value-type="float">
            <text:p>10</text:p>
          </table:table-cell>
          <table:table-cell office:value-type="string" calcext:value-type="string">
            <text:p><text:span text:style-name="T3">Burdukiewicz 1986; Tromnau 1975b pp. 87; Narr 1968; </text:span>Schwabedissen 1950 pp. 53; Bohmers 1947 pp. 175-177</text:p>
          </table:table-cell>
          <table:table-cell table:number-columns-repeated="100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Vledder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6.188230</text:p>
          </table:table-cell>
          <table:table-cell office:value-type="string" calcext:value-type="string">
            <text:p>52.863739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table:formula="of:=SUM([.J192:.P192])" office:value-type="float" office:value="15" calcext:value-type="float">
            <text:p>15</text:p>
          </table:table-cell>
          <table:table-cell office:value-type="string" calcext:value-type="string">
            <text:p>Beuker &amp; Niekus 1996; Grimm &amp; Weber 2008</text:p>
          </table:table-cell>
          <table:table-cell table:number-columns-repeated="100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troe</text:p>
          </table:table-cell>
          <table:table-cell table:style-name="ce11" office:value-type="string" calcext:value-type="string">
            <text:p>NL</text:p>
          </table:table-cell>
          <table:table-cell office:value-type="string" calcext:value-type="string">
            <text:p>5.754012</text:p>
          </table:table-cell>
          <table:table-cell office:value-type="string" calcext:value-type="string">
            <text:p>52.185342</text:p>
          </table:table-cell>
          <table:table-cell office:value-type="string" calcext:value-type="string">
            <text:p>precise</text:p>
          </table:table-cell>
          <table:table-cell office:value-type="string" calcext:value-type="string">
            <text:p>pulse_2</text:p>
          </table:table-cell>
          <table:table-cell office:value-type="string" calcext:value-type="string">
            <text:p>havelte_group</text:p>
          </table:table-cell>
          <table:table-cell office:value-type="string" calcext:value-type="string">
            <text:p>excav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9" table:formula="of:=SUM([.J193:.P193])" office:value-type="float" office:value="13" calcext:value-type="float">
            <text:p>13</text:p>
          </table:table-cell>
          <table:table-cell office:value-type="string" calcext:value-type="string">
            <text:p>Rensink &amp; de Kort 2012</text:p>
          </table:table-cell>
          <table:table-cell table:number-columns-repeated="1005"/>
        </table:table-row>
        <table:table-row table:style-name="ro1" table:number-rows-repeated="104838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ta data" table:style-name="ta1">
        <office:forms form:automatic-focus="false" form:apply-design-mode="false"/>
        <table:table-column table:style-name="co14" table:default-cell-style-name="ce1"/>
        <table:table-column table:style-name="co15" table:default-cell-style-name="Default"/>
        <table:table-row table:style-name="ro1">
          <table:table-cell office:value-type="string" calcext:value-type="string">
            <text:p>Variable</text:p>
          </table:table-cell>
          <table:table-cell table:style-name="ce1" office:value-type="string" calcext:value-type="string">
            <text:p>Key</text:p>
          </table:table-cell>
        </table:table-row>
        <table:table-row table:style-name="ro1">
          <table:table-cell office:value-type="string" calcext:value-type="string">
            <text:p>id:</text:p>
          </table:table-cell>
          <table:table-cell office:value-type="string" calcext:value-type="string">
            <text:p>Number-count for this dataset</text:p>
          </table:table-cell>
        </table:table-row>
        <table:table-row table:style-name="ro1">
          <table:table-cell office:value-type="string" calcext:value-type="string">
            <text:p>site:</text:p>
          </table:table-cell>
          <table:table-cell office:value-type="string" calcext:value-type="string">
            <text:p>Name of archaeological site</text:p>
          </table:table-cell>
        </table:table-row>
        <table:table-row table:style-name="ro1">
          <table:table-cell office:value-type="string" calcext:value-type="string">
            <text:p>country:</text:p>
          </table:table-cell>
          <table:table-cell office:value-type="string" calcext:value-type="string">
            <text:p>Country where the site is located</text:p>
          </table:table-cell>
        </table:table-row>
        <table:table-row table:style-name="ro1">
          <table:table-cell office:value-type="string" calcext:value-type="string">
            <text:p>long:</text:p>
          </table:table-cell>
          <table:table-cell office:value-type="string" calcext:value-type="string">
            <text:p>Longitude WGS84</text:p>
          </table:table-cell>
        </table:table-row>
        <table:table-row table:style-name="ro1">
          <table:table-cell office:value-type="string" calcext:value-type="string">
            <text:p>lat:</text:p>
          </table:table-cell>
          <table:table-cell office:value-type="string" calcext:value-type="string">
            <text:p>Latitude WGS84</text:p>
          </table:table-cell>
        </table:table-row>
        <table:table-row table:style-name="ro1">
          <table:table-cell office:value-type="string" calcext:value-type="string">
            <text:p>coord_precision:</text:p>
          </table:table-cell>
          <table:table-cell office:value-type="string" calcext:value-type="string">
            <text:p>Describes the precision of the coordinates</text:p>
          </table:table-cell>
        </table:table-row>
        <table:table-row table:style-name="ro1">
          <table:table-cell office:value-type="string" calcext:value-type="string">
            <text:p>chron_association:</text:p>
          </table:table-cell>
          <table:table-cell office:value-type="string" calcext:value-type="string">
            <text:p>Describes with which of the two habitation pulses (cf. Pedersen et al. 2018) the material can be associated. pulse_1 describes the timespan (14.500 - 14.300 yrs cal BP). pulse_2 describes the timespan (14.200 - 14.100 yrs cal BP). uncertain indicates that the site is in some way associated with the Hamburgian Culture but cannot be dated confidently</text:p>
          </table:table-cell>
        </table:table-row>
        <table:table-row table:style-name="ro1">
          <table:table-cell office:value-type="string" calcext:value-type="string">
            <text:p>arch_association:</text:p>
          </table:table-cell>
          <table:table-cell office:value-type="string" calcext:value-type="string">
            <text:p>Describes the archaeological label used for determining Late-Glacial material</text:p>
          </table:table-cell>
        </table:table-row>
        <table:table-row table:style-name="ro1">
          <table:table-cell office:value-type="string" calcext:value-type="string">
            <text:p>find_context:</text:p>
          </table:table-cell>
          <table:table-cell office:value-type="string" calcext:value-type="string">
            <text:p>Describes whether the material was discovered through an archaeological excavation or from surface finds</text:p>
          </table:table-cell>
        </table:table-row>
        <table:table-row table:style-name="ro1">
          <table:table-cell office:value-type="string" calcext:value-type="string">
            <text:p>reference: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ality control of sites:</text:p>
          </table:table-cell>
          <table:table-cell office:value-type="string" calcext:value-type="string">
            <text:p>To estimate the archaeological validity of the sites several evaluation parameters are used to perform quality control. These are scored separately and then added together to a final score for the find-context. The parameters are scored as described below: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curement_method:</text:p>
          </table:table-cell>
          <table:table-cell office:value-type="string" calcext:value-type="string">
            <text:p>reconnaissance or unknown (score: 1); old excavation or rescue excavation, where proper standards (fx. sieving) were not followed or simply not sufficient documentation of excavation methods (score: 2); Well documented excavation by modern standards (score: 3)</text:p>
          </table:table-cell>
        </table:table-row>
        <table:table-row table:style-name="ro1">
          <table:table-cell office:value-type="string" calcext:value-type="string">
            <text:p>stratigraphy:</text:p>
          </table:table-cell>
          <table:table-cell office:value-type="string" calcext:value-type="string">
            <text:p>surface (ploughsoil) or unknown stratigraphic context (score: 1); discrete assemblages associated with stratigraphic layer disturbed ploughing, kryo- or bio-turbation etc. (score: 2), discrete assemblages associated with undisturbed stratigraphic layer (score: 3)</text:p>
          </table:table-cell>
        </table:table-row>
        <table:table-row table:style-name="ro1">
          <table:table-cell office:value-type="string" calcext:value-type="string">
            <text:p>material_count:</text:p>
          </table:table-cell>
          <table:table-cell office:value-type="string" calcext:value-type="string">
            <text:p>material that may be associated with the Hamburgian: single artefact (score: 0); &lt;10 (score: 1); &lt;100 (score: 2); &lt;1000 (score: 3); &lt;10.000 (score: 4); &lt;20.000 (score: 5); &lt;30.000 (score: 6)</text:p>
          </table:table-cell>
        </table:table-row>
        <table:table-row table:style-name="ro1">
          <table:table-cell office:value-type="string" calcext:value-type="string">
            <text:p>relative_dating:</text:p>
          </table:table-cell>
          <table:table-cell office:value-type="string" calcext:value-type="string">
            <text:p>Projectile points of Havelte- or shouldered 'type', Zinken; blade-end scraper; dual-platform, single-faced cores. If undefined (score: 0), if only one of these categories is present (score: 1), if two categories are present (score: 2), if three categories are present (score: 3), if all four are present (score:4)</text:p>
          </table:table-cell>
        </table:table-row>
        <table:table-row table:style-name="ro1">
          <table:table-cell office:value-type="string" calcext:value-type="string">
            <text:p>faunal_association:</text:p>
          </table:table-cell>
          <table:table-cell office:value-type="string" calcext:value-type="string">
            <text:p>none (score: 0), present (score: 1), well preserved deposits in kettle-hole (score: 2), well preserved deposits in kettle-hole with stratigraphic control (score: 3)</text:p>
          </table:table-cell>
        </table:table-row>
        <table:table-row table:style-name="ro1">
          <table:table-cell office:value-type="string" calcext:value-type="string">
            <text:p>absolute_dating:</text:p>
          </table:table-cell>
          <table:table-cell office:value-type="string" calcext:value-type="string">
            <text:p>none (score: 0); OSL dating (score: 1); radiocarbon dating on questionable material (score: 2); radiocarbon dating on valid material (score: 3)</text:p>
          </table:table-cell>
        </table:table-row>
        <table:table-row table:style-name="ro1">
          <table:table-cell office:value-type="string" calcext:value-type="string">
            <text:p>publication_status:</text:p>
          </table:table-cell>
          <table:table-cell office:value-type="string" calcext:value-type="string">
            <text:p>Unpublished (score: 0), published (score: 1), published with summary tables of finds and stratigraphic information (score: 2)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<text:span text:style-name="T4">Disclaimer: </text:span><text:span text:style-name="T5">while some sites do score above the quality threshold, they still lack sufficient diagnostic elements to definitively place them within the Hamburgian techno-complex and are for this reason labelled as ‘uncertain’. </text:span></text:p>
          </table:table-cell>
        </table:table-row>
      </table:table>
      <table:table table:name="References" table:style-name="ta1">
        <office:forms form:automatic-focus="false" form:apply-design-mode="false"/>
        <table:table-column table:style-name="co16" table:default-cell-style-name="ce24"/>
        <table:table-row table:style-name="ro4">
          <table:table-cell table:style-name="ce23" office:value-type="string" calcext:value-type="string">
            <text:p>References</text:p>
          </table:table-cell>
        </table:table-row>
        <table:table-row table:style-name="ro1">
          <table:table-cell office:value-type="string" calcext:value-type="string">
            <text:p><text:span text:style-name="T6">Armstrong, A. Leslie. 1925. ‘Excavations at Mother Grundy’s Parlour, Creswell Crags, Derbyshire, 1924.’ </text:span><text:span text:style-name="T7">The Journal of the Royal Anthropological Institute of Great Britain and Ireland</text:span><text:span text:style-name="T6"> 55: 146–75. https://doi.org/10.2307/2843698.</text:span></text:p>
          </table:table-cell>
        </table:table-row>
        <table:table-row table:style-name="ro1">
          <table:table-cell office:value-type="string" calcext:value-type="string">
            <text:p><text:span text:style-name="T6">Ballin, Torben Bjarke, Alan Saville, Richard Tipping, Tam Ward, Rupert Housley, Lucy Verrill, Matthew Bradley, Clare Wilson, Paul Lincoln, and Alison MacLeod. 2018. </text:span><text:span text:style-name="T7">Reindeer Hunters at Howburn Farm, South Lanarkshire. A Late Hamburgian Settlement in Southern Scotland - Its Lithic Artefacts and Natural Environment</text:span><text:span text:style-name="T6">. Oxford: Archaeopress.</text:span></text:p>
          </table:table-cell>
        </table:table-row>
        <table:table-row table:style-name="ro1">
          <table:table-cell office:value-type="string" calcext:value-type="string">
            <text:p><text:span text:style-name="T6">Barton, R.N.E. 1992. </text:span><text:span text:style-name="T7">Hengistbury Head, Dorset: Volume 2: The Late Upper Palaeolithic and Early Mesolithic Sites</text:span><text:span text:style-name="T6">. Oxford University Committee for Archaeology Monograph 34. Oxford.</text:span></text:p>
          </table:table-cell>
        </table:table-row>
        <table:table-row table:style-name="ro1">
          <table:table-cell office:value-type="string" calcext:value-type="string">
            <text:p><text:span text:style-name="T6">Becker, C. J. 1969. ‘Ældste pil’. </text:span><text:span text:style-name="T7">Skalk</text:span><text:span text:style-name="T6"> 1969 (4): 3–6.</text:span></text:p>
          </table:table-cell>
        </table:table-row>
        <table:table-row table:style-name="ro1">
          <table:table-cell office:value-type="string" calcext:value-type="string">
            <text:p><text:span text:style-name="T6">———. 1971. ‘Late Palaeolithic Finds from Denmark’. </text:span><text:span text:style-name="T7">Proceedings of the Prehistoric Society</text:span><text:span text:style-name="T6"> 37 (2): 131–39. https://doi.org/10.1017/S0079497X00012597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Beuker, J. R., and M. J. L. T. Niekus. </text:span><text:span text:style-name="T8">1996. ‘Verder met Vledder; rendierjagers aan de rand van een ven’. </text:span><text:span text:style-name="T9">Nieuwe Drentse Volksalmanak</text:span><text:span text:style-name="T10"> 113: 91–129.</text:span></text:p>
          </table:table-cell>
        </table:table-row>
        <table:table-row table:style-name="ro1">
          <table:table-cell office:value-type="string" calcext:value-type="string">
            <text:p><text:span text:style-name="T6">Bobrowski, Przemyslaw, and Iwona Sobkowiak-Tabaka. 2006. ‘How Far East Did Hamburgian Culture Reach?’ </text:span><text:span text:style-name="T7">Archaeologia Baltica</text:span><text:span text:style-name="T6"> 7: 11–20.</text:span></text:p>
          </table:table-cell>
        </table:table-row>
        <table:table-row table:style-name="ro1">
          <table:table-cell office:value-type="string" calcext:value-type="string">
            <text:p><text:span text:style-name="T6">Bohmers, A. 1947. ‘Jong-Palaeolithicum en Vroeg-Mesolithicum’. In </text:span><text:span text:style-name="T7">Een kwart eeuw oudheidkundig bodemonderzoek in Nederland</text:span><text:span text:style-name="T6">, edited by H. E. van Gelder, 129–201. Meppel: J. A. Boom &amp; Zoon.</text:span></text:p>
          </table:table-cell>
        </table:table-row>
        <table:table-row table:style-name="ro1">
          <table:table-cell office:value-type="string" calcext:value-type="string">
            <text:p><text:span text:style-name="T6">———. 1956. ‘Statistics and Graphs in the Study of Flint Assemblages’. </text:span><text:span text:style-name="T7">Palaeohistoria</text:span><text:span text:style-name="T6"> 5: 1–38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———. 1961. ‘Statistiques et graphiques dans l’étude des industries lithiques préhistoriques. </text:span><text:span text:style-name="T8">V. Considérations générales au sujet du Hambourgien, du Tjongerien, du Magdalénien et de l’Azilien’. </text:span><text:span text:style-name="T11">Palaeohistoria</text:span><text:span text:style-name="T8"> 8: 15–37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Bohmers, A., and P. Houtsma. 1961. ‘De praehistorie’. In </text:span><text:span text:style-name="T13">Boven-Boorngebied - Rapport betreffende het onderzoek van het lânskip-genetysk wurkforbân van de fryske akademy</text:span><text:span text:style-name="T12">, 126–51. </text:span><text:span text:style-name="T10">Drachten: Laverman.</text:span></text:p>
          </table:table-cell>
        </table:table-row>
        <table:table-row table:style-name="ro1">
          <table:table-cell office:value-type="string" calcext:value-type="string">
            <text:p><text:span text:style-name="T6">Bramwell, D. 1971. ‘Excavations at Fox Hole Cave, High Wheeldon, 1961-1970’. </text:span><text:span text:style-name="T7">Derbyshire Archaeological Journal</text:span><text:span text:style-name="T6"> 91: 1–19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Breest, Klaus. 2000. ‘Spätglaziale Fundstellen im Landkreis Celle - Erkenntnisse, die auf Grund ehrenamtlicher Sammeltätigkeit gewonnen werden konnten’. </text:span><text:span text:style-name="T14">Die Kunde</text:span><text:span text:style-name="T8"> 51: 151–78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———. 2004. ‘Alt-, mittel-und jungsteinzeitliche Funde aus der Umgebung von Tostedt, Ldkr. Harburg’. </text:span><text:span text:style-name="T9">Nachrichten aus Niedersachsens Urgeschichte</text:span><text:span text:style-name="T10"> 73: 3–6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Breest, Klaus, Manfred Böhmer, and Friedrich Renner. </text:span><text:span text:style-name="T8">1999. ‘Spätjungpaläolitische, meso- und neolitische Funde vom Oberflächenfundplatz Dageförde, Stadt Bergen, Ldkr. Celle’. </text:span><text:span text:style-name="T11">Die Kunde</text:span><text:span text:style-name="T8"> 50: 211–22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Breest, Klaus, and Heinz Oldenburg. 2000. ‘Der spätjungpaläolitische Fundplatz Wittlohe FStNr. 8, Gde. Kirchlinteln, Ldkr. Verden (Aller)’. </text:span><text:span text:style-name="T13">Die Kunde</text:span><text:span text:style-name="T12"> 51: 1–40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Brüchmann, Wilhelm. 1951. ‘Die Fundplätze Der Hamburger Stufe Im Gebiet Der Hamburger Walddörfer’. </text:span><text:span text:style-name="T13">Hammaburg</text:span><text:span text:style-name="T12"> 3: 147–57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Brückner, G. 1970. ‘Grömitz und Bismarckstein, zwei Fundplätze des Jungpaläolithikums’. </text:span><text:span text:style-name="T10">In </text:span><text:span text:style-name="T15">Frühe Menschheit und Umwelt 1</text:span><text:span text:style-name="T10">, edited by Karl Gripp, Rudolf Schütrumpf, and Hermann Schwabedissen, 365–67.</text:span></text:p>
          </table:table-cell>
        </table:table-row>
        <table:table-row table:style-name="ro1">
          <table:table-cell office:value-type="string" calcext:value-type="string">
            <text:p><text:span text:style-name="T6">Burdukiewicz, Jan Michal. 1986. </text:span><text:span text:style-name="T7">The Late Pleistocene Shouldered Point Assemblages in Western Europe</text:span><text:span text:style-name="T6">. Brill.</text:span></text:p>
          </table:table-cell>
        </table:table-row>
        <table:table-row table:style-name="ro1">
          <table:table-cell office:value-type="string" calcext:value-type="string">
            <text:p><text:span text:style-name="T6">———. 1987. ‘A Review of the Later Upper Palaeolithic in the Oder and Vistula Basins in the Light of Recent Research’. </text:span><text:span text:style-name="T7">Oxford Journal of Archaeology</text:span><text:span text:style-name="T6"> 6 (1): 1–20.</text:span></text:p>
          </table:table-cell>
        </table:table-row>
        <table:table-row table:style-name="ro1">
          <table:table-cell table:style-name="ce27" office:value-type="string" calcext:value-type="string">
            <text:p><text:span text:style-name="T16">Burdukiewicz, Jan Michal, and Adam Szynkiewicz. 2002. ‘Badania archeologiczne i paleogeograficzne stanowiska Łęgoń, pow. Wschowa’. </text:span><text:span text:style-name="T17">Śląskie Sprawozdania Archeologiczne</text:span><text:span text:style-name="T18"> 44: 57–70.</text:span></text:p>
          </table:table-cell>
        </table:table-row>
        <table:table-row table:style-name="ro1">
          <table:table-cell office:value-type="string" calcext:value-type="string">
            <text:p><text:span text:style-name="T6">Büttner, Paul. 1936. ‘Ein eiszeitlicher Wohnplatz am Pennenmoor bei Cuxhaven’. </text:span><text:span text:style-name="T7">Mannus</text:span><text:span text:style-name="T6"> 28: 501–10.</text:span></text:p>
          </table:table-cell>
        </table:table-row>
        <table:table-row table:style-name="ro1">
          <table:table-cell office:value-type="string" calcext:value-type="string">
            <text:p><text:span text:style-name="T6">———. 1940. ‘Der eiszeitliche Wohnplatz am Pennenmoor bei Cuxhaven’. </text:span><text:span text:style-name="T7">Mannus</text:span><text:span text:style-name="T6"> 32: 448–54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Campbell, J B. 1969. ‘Excavations at Creswell Crags: Preliminary Report’. </text:span><text:span text:style-name="T14">Derbyshire Archaeological Journal</text:span><text:span text:style-name="T8"> 89: 47–58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———. 1977. </text:span><text:span text:style-name="T13">The Upper Palaeolithic of Britain. </text:span><text:span text:style-name="T19">A Study of Man and Nature in the Late Ice Age</text:span><text:span text:style-name="T10">. Vol. 2. 1 vols. Oxford: Clarendon Press.</text:span></text:p>
          </table:table-cell>
        </table:table-row>
        <table:table-row table:style-name="ro1">
          <table:table-cell table:style-name="ce27" office:value-type="string" calcext:value-type="string">
            <text:p><text:span text:style-name="T6">Chlodnicki, Marek, and Jacek Kabacinski. 1997. ‘Mirkowice-Another Settlement of the Hamburgian Culture at the Polish Plain’. </text:span><text:span text:style-name="T7">Przegl</text:span><text:span text:style-name="T20">ąd Archeologiczny</text:span><text:span text:style-name="T18"> 45: 5–23.</text:span></text:p>
          </table:table-cell>
        </table:table-row>
        <table:table-row table:style-name="ro1">
          <table:table-cell office:value-type="string" calcext:value-type="string">
            <text:p><text:span text:style-name="T6">Clausen, Ingo. 1998. ‘Neue Untersuchungen an späteiszeitlichen Fundplätzen der Hamburger Kultur bei Ahrenshöft, Kr. Nordfriesland. Ein Vorbericht’. </text:span><text:span text:style-name="T7">Archäologische Nachrichten aus Schleswig-Holstein</text:span><text:span text:style-name="T6"> 8: 8–49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Clausen, Ingo, and Annette Guldin. </text:span><text:span text:style-name="T8">2017. ‘Die spätjungpaläolitischen Stationen des Ahrensburger Tunneltals in neuen Kartenbildern (Gem. Ahrensburg, Kr. Stormarn)’. In </text:span><text:span text:style-name="T11">Interaktionen ohne Grenzen - Beispiele archäologischer Forschungen am Beginn des 21. Jahrhunderts</text:span><text:span text:style-name="T8">, edited by Berit Valentin Eriksen, Angelika Abegg-Wigg, Ralf Bleile, and Ulf Ickerodt, 1:11–21. Kiel/Hamborg: Wachholtz Verlag.</text:span></text:p>
          </table:table-cell>
        </table:table-row>
        <table:table-row table:style-name="ro1">
          <table:table-cell office:value-type="string" calcext:value-type="string">
            <text:p><text:span text:style-name="T6">Conneller, Chantal, Chris Ellis, Michael J. Allen, Richard Macphail, and Robert Scaife. 2007. ‘A Final Upper Palaeolithic Site at La Sagesse Convent, Romsey, Hampshire’. </text:span><text:span text:style-name="T7">Proceedings of the Prehistoric Society</text:span><text:span text:style-name="T6"> 73: 191–227. https://doi.org/10.1017/S0079497X00000086.</text:span></text:p>
          </table:table-cell>
        </table:table-row>
        <table:table-row table:style-name="ro1">
          <table:table-cell office:value-type="string" calcext:value-type="string">
            <text:p><text:span text:style-name="T6">Draper, J. C. 1962. ‘Upper Palaeolithic Type Flints from Long Island’. </text:span><text:span text:style-name="T7">Proceedings of the Hampshire Field Club and Archaeological Society</text:span><text:span text:style-name="T6"> 12 (2): 105–6.</text:span></text:p>
          </table:table-cell>
        </table:table-row>
        <table:table-row table:style-name="ro1">
          <table:table-cell office:value-type="string" calcext:value-type="string">
            <text:p><text:span text:style-name="T6">Galinski, Tadeusz. 1987. ‘An Investigation into Palaeolithic Settlement of the Pomeranian Territories’. In </text:span><text:span text:style-name="T7">Late Glacial in Central Europe - Culture and Environment</text:span><text:span text:style-name="T6">, edited by Jan Michal Burdukiewicz and Michal Kobusiewicz, 143–63. Polska Akademia Nauk - Oddzial We Wroclawu - Prace Komisji Archeologicznej 5. Wroclaw.</text:span></text:p>
          </table:table-cell>
        </table:table-row>
        <table:table-row table:style-name="ro1">
          <table:table-cell office:value-type="string" calcext:value-type="string">
            <text:p><text:span text:style-name="T6">Garton, D., and R. M. Jacobi. 2009. ‘An Extensive Late Upper Palaeolithic Flint Scatter at Farndon Fields, Near Newark, Nottinghamshire’. </text:span><text:span text:style-name="T7">Archaeological Journal</text:span><text:span text:style-name="T6"> 166 (1): 1–38. https://doi.org/10.1080/00665983.2009.11078219.</text:span></text:p>
          </table:table-cell>
        </table:table-row>
        <table:table-row table:style-name="ro1">
          <table:table-cell office:value-type="string" calcext:value-type="string">
            <text:p><text:span text:style-name="T6">Gramsch, Bernhard. 1987. ‘The Late Palaeolithic in the Area Lying between the River Oder and the Elbe/Havel’. In </text:span><text:span text:style-name="T7">Late Glacial in Central Europe - Culture and Environment</text:span><text:span text:style-name="T6">, edited by Jan Michal Burdukiewicz and Michal Kobusiewicz, 107–19. Polska Akademia Nauk - Oddzial We Wroclawu - Prace Komisji Archeologicznej 5. Wroclaw.</text:span></text:p>
          </table:table-cell>
        </table:table-row>
        <table:table-row table:style-name="ro1">
          <table:table-cell office:value-type="string" calcext:value-type="string">
            <text:p><text:span text:style-name="T6">Grimm, Sonja B., and Mara-Julia Weber. 2008. ‘The Chronological Framework of the Hamburgian in the Light of Old and New C14 Dates’. </text:span><text:span text:style-name="T7">Quartär</text:span><text:span text:style-name="T6"> 55: 17–40.</text:span></text:p>
          </table:table-cell>
        </table:table-row>
        <table:table-row table:style-name="ro1">
          <table:table-cell office:value-type="string" calcext:value-type="string">
            <text:p><text:span text:style-name="T6">Hartz, Sönke. 1987. ‘Neue Spätpaläolithische Fundplätze Bei Ahrenshöft, Kreis Nordfriesland’. </text:span><text:span text:style-name="T7">Offa</text:span><text:span text:style-name="T6"> 44: 5–52.</text:span></text:p>
          </table:table-cell>
        </table:table-row>
        <table:table-row table:style-name="ro1">
          <table:table-cell office:value-type="string" calcext:value-type="string">
            <text:p><text:span text:style-name="T6">Hinz, Hermann. 1954. </text:span><text:span text:style-name="T7">Vorgeschichte des nordfriesischen Festlandes</text:span><text:span text:style-name="T6">. Die vor- und frühgeschichten Denkmäler und Funde in Schleswig-Holsten 3. Neumünster: Karl Wachholtz Verlag GmbH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Holm, Jørgen. 1991. ‘Settlements of the Hamburgian and Federmesser Cultures at Slotseng, South Jutland’. </text:span><text:span text:style-name="T14">Journal of Danish Archaeology</text:span><text:span text:style-name="T8"> 10: 7–19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———. 1996. ‘The Earliest Settlement of Denmark’. </text:span><text:span text:style-name="T10">In </text:span><text:span text:style-name="T15">The Earliest Settlement of Scandinavia and Its Relationship with Neighbouring Areas</text:span><text:span text:style-name="T10">, edited by Lars Larsson, 24:43–59. Acta Archaeologica Lundensia 8. Stockholm: Almqvist &amp; Wiksell International.</text:span></text:p>
          </table:table-cell>
        </table:table-row>
        <table:table-row table:style-name="ro1">
          <table:table-cell office:value-type="string" calcext:value-type="string">
            <text:p><text:span text:style-name="T6">Holm, Jørgen, and Flemming Rieck. 1983. ‘Jels 1 - the First Danish Site of the Hamburgian Culture. A Preliminary Report’. </text:span><text:span text:style-name="T7">Journal of Danish Archaeology</text:span><text:span text:style-name="T6"> 2: 7–11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———, eds. 1992. </text:span><text:span text:style-name="T13">Istidsjægere Ved Jelssøerne</text:span><text:span text:style-name="T12">. Skrifter Fra Museumsrådet for Sønderjyllands Amt 5. </text:span><text:span text:style-name="T10">Haderslev.</text:span></text:p>
          </table:table-cell>
        </table:table-row>
        <table:table-row table:style-name="ro1">
          <table:table-cell office:value-type="string" calcext:value-type="string">
            <text:p><text:span text:style-name="T6">Houtsma, P., J. J. Roodenberg, and J. Schilstra. 1981. ‘A Site of the Tjonger Tradition along the Schipsloot at Een (Gemeente of Norg, Province of Drenthe, the Netherlands)’. </text:span><text:span text:style-name="T7">Palaeohistoria</text:span><text:span text:style-name="T6">, 45–74.</text:span></text:p>
          </table:table-cell>
        </table:table-row>
        <table:table-row table:style-name="ro1">
          <table:table-cell office:value-type="string" calcext:value-type="string">
            <text:p><text:span text:style-name="T6">Ivanovaité, Livija, and Felix Riede. 2018. ‘The Final Palaeolithic Hunter-Gatherer Colonisation of Lithuania in Light of Recent Palaeoenvironmental Research’. </text:span><text:span text:style-name="T7">Open Quarternary</text:span><text:span text:style-name="T6"> 4 (1): 1–21. https://doi.org/10.5334/oq.39.</text:span></text:p>
          </table:table-cell>
        </table:table-row>
        <table:table-row table:style-name="ro1">
          <table:table-cell office:value-type="string" calcext:value-type="string">
            <text:p><text:span text:style-name="T6">Jacobi, R. M. 2005. ‘Some Observations on the Lithic Artefacts from Aveline’s Hole, Burrington Combe, North Somerset’. </text:span><text:span text:style-name="T7">Proceedings of the University of Bristol Spelaeological Society</text:span><text:span text:style-name="T6"> 23 (3): 267–95.</text:span></text:p>
          </table:table-cell>
        </table:table-row>
        <table:table-row table:style-name="ro1">
          <table:table-cell office:value-type="string" calcext:value-type="string">
            <text:p><text:span text:style-name="T6">Jacobi, R. M., and H. E. Martingell. 1980. ‘A Late-Glacial Shouldered Point from Cranwich, Norfolk’. </text:span><text:span text:style-name="T7">Norfolk Archaeology</text:span><text:span text:style-name="T6"> 37 (3): 312–14.</text:span></text:p>
          </table:table-cell>
        </table:table-row>
        <table:table-row table:style-name="ro1">
          <table:table-cell office:value-type="string" calcext:value-type="string">
            <text:p><text:span text:style-name="T6">Jacobi, Roger. 2004. ‘The Late Upper Palaeolithic Lithic Collection from Gough’s Cave, Cheddar, Somerset and Human Use of the Cave’. </text:span><text:span text:style-name="T7">Proceedings of the Prehistoric Society</text:span><text:span text:style-name="T6"> 70: 1–92. https://doi.org/10.1017/S0079497X00001110.</text:span></text:p>
          </table:table-cell>
        </table:table-row>
        <table:table-row table:style-name="ro1">
          <table:table-cell office:value-type="string" calcext:value-type="string">
            <text:p><text:span text:style-name="T6">Johansen, Lykke, and Dick Stapert. 2004. </text:span><text:span text:style-name="T7">Oldeholtwolde: A Hamburgian Family Encampment around a Hearth</text:span><text:span text:style-name="T6">. Lisse: Swets &amp; Zeitlinger.</text:span></text:p>
          </table:table-cell>
        </table:table-row>
        <table:table-row table:style-name="ro1">
          <table:table-cell table:style-name="ce27" office:value-type="string" calcext:value-type="string">
            <text:p><text:span text:style-name="T6">Kabacinski, Jacek, Bodil Bratlund, Lucyna Kubiak, Daniel Makowiecki, Romuald Schild, and Kazimierz Tobolski. 1999. ‘The Hamburgian Settlement at Mirkowice: Recent Results and Research Perspectives’. In </text:span><text:span text:style-name="T7">Post-Pleniglacial Re-Colonisation of the Great European Lowland: Papers Presented at the Conference Organised by the International Union of Prehistoric and Protohistoric Sciences, Commission 8, Held at the Jagellonian University, Kraków, in June 1998. 1999</text:span><text:span text:style-name="T21">, edited by Michal Kobusiewicz and Janusz Krysztof Kozlowski, 211–38. Folia Quaternaria 70. Krakow: Polska Akademia Umiejętności.</text:span></text:p>
          </table:table-cell>
        </table:table-row>
        <table:table-row table:style-name="ro1">
          <table:table-cell office:value-type="string" calcext:value-type="string">
            <text:p><text:span text:style-name="T6">Kabacinski, Jacek, and Michal Kobusiewicz. 2007. ‘Kragola near Kolo (Central Poland) - the Easternmost Settlement of Hamburgian Culture’. In </text:span><text:span text:style-name="T7">Studies in the Final Palaeolithic Settlement of the Great European Plain</text:span><text:span text:style-name="T6">, edited by Michal Kobusiewicz and Jacek Kabacinski, 21–51. Poznan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Kabacinski, Jacek, and Iwona Sobkowiak-Tabaka. 2012. ‘The Eastern Extension - New Data on the Hamburgian in Poland’. In </text:span><text:span text:style-name="T7">A Mind Set on Flint: Studies in Honour of Dick Stapert</text:span><text:span text:style-name="T6">, edited by M.J.L.Th. Niekus, R.N.E. Barton, M. Street, and Th. </text:span><text:span text:style-name="T8">Terberger. Barkhuis. https://doi.org/10.2307/j.ctt2272864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Kersten, Karl. 1959. ‘Kreis Herzogtum Lauenberg’. </text:span><text:span text:style-name="T9">Offa</text:span><text:span text:style-name="T10"> 17/18: 205–24.</text:span></text:p>
          </table:table-cell>
        </table:table-row>
        <table:table-row table:style-name="ro1">
          <table:table-cell office:value-type="string" calcext:value-type="string">
            <text:p><text:span text:style-name="T6">Kobusiewicz, Michal. 1973. ‘Problems Concerning Hamburgian Culture in Central Europe’. </text:span><text:span text:style-name="T7">Przeglqd Archeologiczny</text:span><text:span text:style-name="T6"> 21: 65–92.</text:span></text:p>
          </table:table-cell>
        </table:table-row>
        <table:table-row table:style-name="ro1">
          <table:table-cell table:style-name="ce27" office:value-type="string" calcext:value-type="string">
            <text:p><text:span text:style-name="T6">———. 1975. ‘Stanowisko kultury hamburskiej w Linach, pow. Wolsztyn’. </text:span><text:span text:style-name="T22">Światowit: rocznik poświęcony archeologii przeddziejowej i badaniom pierwotnej kultury polskiej i słowiańskiej</text:span><text:span text:style-name="T18"> 34: 213–37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Lanting, Jan N., and J. van der Plicht. 1996. ‘De 14C-Chonologie van de Nederlandse Pre- En Protohistoire I. - Laat-Paleolithicum’. </text:span><text:span text:style-name="T9">Palaeohistoria</text:span><text:span text:style-name="T10"> 37/38: 71–125.</text:span></text:p>
          </table:table-cell>
        </table:table-row>
        <table:table-row table:style-name="ro1">
          <table:table-cell office:value-type="string" calcext:value-type="string">
            <text:p><text:span text:style-name="T6">Larsson, Lars. 1996. ‘The Colonization of South Sweden during the Deglaciation’. In </text:span><text:span text:style-name="T7">The Earliest Settlement of Scandinavia and Its Relationship with Neighbouring Areas</text:span><text:span text:style-name="T6">, edited by Lars Larsson, 141–55. Stockholm: Almqvist &amp; Wiksell International.</text:span></text:p>
          </table:table-cell>
        </table:table-row>
        <table:table-row table:style-name="ro1">
          <table:table-cell office:value-type="string" calcext:value-type="string">
            <text:p><text:span text:style-name="T6">Mellars, Paul A. 1969. ‘Radiocarbon Dates for a New Creswellian Site’. </text:span><text:span text:style-name="T7">Antiquity</text:span><text:span text:style-name="T6"> 43 (172): 308–10.</text:span></text:p>
          </table:table-cell>
        </table:table-row>
        <table:table-row table:style-name="ro1">
          <table:table-cell office:value-type="string" calcext:value-type="string">
            <text:p><text:span text:style-name="T6">Mey, Werner. 1960. ‘Jungpaläolithikum und Mesolithikum in Brandenburg’. </text:span><text:span text:style-name="T7">Quartär</text:span><text:span text:style-name="T6"> 12: 1–51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Narr, Karl J. 1968. </text:span><text:span text:style-name="T14">Studien zur älteren und mittleren Steinzeit der niederen Lande</text:span><text:span text:style-name="T8">. Bonn: Rudolf Habelt Verlag GmbH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Noort, Door G. J. van. 2007. ‘De migratie van jagers/verzamelaars van de Hamburgcultuur in de Noord-Europese laagvlakte (13.000 - 11.000 BP)’. </text:span><text:span text:style-name="T9">APAN/EXTERN</text:span><text:span text:style-name="T10"> 12: 50–70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Petersen, Peter Vang, and Lykke Johansen. 1991. ‘Sølbjerg I - An Ahrensburgian Site on a Reindeer Migration Route through Eastern Denmark’. </text:span><text:span text:style-name="T14">Journal of Danish Archaeology</text:span><text:span text:style-name="T8"> 10: 20–37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94. ‘Rensdyrjægere ved Sølbjerg på Lolland’. </text:span><text:span text:style-name="T13">Nationalmuseets Arbejdsmark</text:span><text:span text:style-name="T12">, 80–97.</text:span></text:p>
          </table:table-cell>
        </table:table-row>
        <table:table-row table:style-name="ro1">
          <table:table-cell office:value-type="string" calcext:value-type="string">
            <text:p><text:span text:style-name="T6">———. 1996. ‘Tracking Late Glacial Reindeer Hunters in Eastern Denmark’. In </text:span><text:span text:style-name="T7">The Earliest Settlement of Scandinavia and Its Relationship with Neighbouring Areas</text:span><text:span text:style-name="T6">, 75–88. Acta Archaeologica Lundensia 24. Stockholm: Almqvist &amp; Wiksell International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Pettitt, Paul, and Mark White. 2012. </text:span><text:span text:style-name="T7">The British Palaeolithic: Human Societies at the Edge of the Pleistocene World</text:span><text:span text:style-name="T6">. </text:span><text:span text:style-name="T8">Abingdon: Routledge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Popping, Hendrik J. 1931. ‘Een Magdalenien-station op de Veluwe’. </text:span><text:span text:style-name="T13">De Levende Natuur</text:span><text:span text:style-name="T12"> 35 (11): 340–49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34. ‘De jong-palaeolithische Kuinderculturen, station Makkinga’. </text:span><text:span text:style-name="T13">Mens en Maatschappij</text:span><text:span text:style-name="T12"> 10 (6): 378–400.</text:span></text:p>
          </table:table-cell>
        </table:table-row>
        <table:table-row table:style-name="ro1">
          <table:table-cell office:value-type="string" calcext:value-type="string">
            <text:p><text:span text:style-name="T6">Rensink, Eelco, and Jan-Willem de Kort. 2012. ‘A New Hamburgian Site near Stroe (Province of Gelderland), the Netherlands’. In </text:span><text:span text:style-name="T7">A Mind Set on Flint: Studies in Honour of Dick Stapert</text:span><text:span text:style-name="T6">, edited by M.J.L.Th. Niekus, R.N.E. Barton, M. Street, and Th. Terberger, 235–50. Barkhuis. https://doi.org/10.2307/j.ctt2272864.</text:span></text:p>
          </table:table-cell>
        </table:table-row>
        <table:table-row table:style-name="ro1">
          <table:table-cell office:value-type="string" calcext:value-type="string">
            <text:p><text:span text:style-name="T6">Riede, Felix, Mara-Julia Weber, Brian Westen, Kristian M. Gregersen, Kamilla K. Lundqvist, Andrew S. Murray, Peter S. Henriksen, and Morten F. Mortensen. 2019. ‘Krogsbølle, a New Hamburgian Site in Eastern Denmark’. In </text:span><text:span text:style-name="T7">The Final Palaeolithic of Northern Eurasia - Proceedings of the Amersfoort, Schleswig and Burgos UISPP Commission Meetings</text:span><text:span text:style-name="T6">, edited by Berit Valentin Eriksen, Eelco Rensink, and Susan Harris, 11–30. Schriften Des Museums Für Archäologie Schloss Gottorf 13.</text:span></text:p>
          </table:table-cell>
        </table:table-row>
        <table:table-row table:style-name="ro1">
          <table:table-cell office:value-type="string" calcext:value-type="string">
            <text:p><text:span text:style-name="T6">Rust, Alfred. 1937. </text:span><text:span text:style-name="T7">Das altsteinzeitliche Rentierjägerlager Meiendorf</text:span><text:span text:style-name="T6">. Neumünster: Karl Wachholtz Verlag GmbH.</text:span></text:p>
          </table:table-cell>
        </table:table-row>
        <table:table-row table:style-name="ro1">
          <table:table-cell office:value-type="string" calcext:value-type="string">
            <text:p><text:span text:style-name="T6">———. 1943. </text:span><text:span text:style-name="T7">Die alt- und mittelsteinzeitlichen Funde von Stellmoor</text:span><text:span text:style-name="T6">. Neumünster: Karl Wachholtz Verlag GmbH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58. </text:span><text:span text:style-name="T13">Die jungpaläolithischen Zelt-anlagen von Ahrensburg</text:span><text:span text:style-name="T12">. Neumünster: Karl Wachholtz Verlag GmbH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Schindler, Reinhard. 1960. </text:span><text:span text:style-name="T13">Die Bodenaltertümer der Freien und Hansestadt Hamburg</text:span><text:span text:style-name="T12">. Veröffentlichungen des Museums für hamburgische Geschichte Abteilung Bodendenkmalpflege 1. Hamburg: Hans Christians Verlag Hamburg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Schwabedissen, Hermann. 1937. ‘Die Hamburger Stufe im nordwestlichen Deutschland’. </text:span><text:span text:style-name="T13">Offa</text:span><text:span text:style-name="T12"> 2: 1–30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44. </text:span><text:span text:style-name="T13">Die mittlere Steinzeit im westlichen Norddeutschland</text:span><text:span text:style-name="T12">. Offa-Bücher 7. Neumünster: Karl Wachholtz Verlag GmbH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50. ‘Die Bedeutung der Moorarchäologie für die Urgeschichtsforschung’. </text:span><text:span text:style-name="T13">Offa</text:span><text:span text:style-name="T12">, no. 8: 46–74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Schwarz-Mackensen, Gesine. 1978. </text:span><text:span text:style-name="T13">Jägerkulturen zwischen Harz und Aller: Oberflächenfundplätze der älteren und mittleren Steinzeit im Braunschweigischen</text:span><text:span text:style-name="T12">. Hildesheim: Lax.</text:span></text:p>
          </table:table-cell>
        </table:table-row>
        <table:table-row table:style-name="ro1">
          <table:table-cell table:style-name="ce28" office:value-type="string" calcext:value-type="string">
            <text:p><text:span text:style-name="T23">Stančikaitė, Miglė, Valentinas Baltrūnas, Bronislavas Karmaza, Danguolė Karmazienė, Anatoly Molodkov, Ostrauskas T., Obukhowsky V., S</text:span><text:span text:style-name="T24">idorowich W., and Motuzko A. 2011. </text:span><text:span text:style-name="T25">‘The Late Glacial History of Gornitsa Foreland and Kovaltsy Palaeolithic Site, W Belarus’. </text:span><text:span text:style-name="T26">Baltica</text:span><text:span text:style-name="T25"> 24 (January): 25–36.</text:span></text:p>
          </table:table-cell>
        </table:table-row>
        <table:table-row table:style-name="ro1">
          <table:table-cell office:value-type="string" calcext:value-type="string">
            <text:p><text:span text:style-name="T6">Stapert, Dick. 1981. ‘A Site of the Hamburg Tradition on the Wadden Island of Texel (Province of North-Holland, Netherlands)’. </text:span><text:span text:style-name="T7">Palaeohistoria</text:span><text:span text:style-name="T6"> 23: 1–27.</text:span></text:p>
          </table:table-cell>
        </table:table-row>
        <table:table-row table:style-name="ro1">
          <table:table-cell office:value-type="string" calcext:value-type="string">
            <text:p><text:span text:style-name="T6">———. 1982. ‘A Site of the Hamburg Tradition with a Constructed Hearth near Oldeholtwolde (Province of Friesland, the Netherlands); First Report’. </text:span><text:span text:style-name="T7">Palaeohistoria</text:span><text:span text:style-name="T6"> 24: 53–89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———. 1986. ‘Two Findspots of the Hamburgian Tradition in the Netherlands Dating from the Early Dryas Stadial: Stratigraphy’. </text:span><text:span text:style-name="T14">Mededelingen van de Werkgroep Voor Tertiaire En Kwartaire Geologie</text:span><text:span text:style-name="T8"> 23 (1): 21–41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12">Taute, Wolfgang. 1959. ‘Neu entdeckte Lagerplätze der Hamburger und Ahrensburger Kultur bei Deimern, Kr. </text:span><text:span text:style-name="T10">Soltau, in der Lüneburger Heide’. </text:span><text:span text:style-name="T15">Die Kunde</text:span><text:span text:style-name="T10"> 10 (3–4): 182–92.</text:span></text:p>
          </table:table-cell>
        </table:table-row>
        <table:table-row table:style-name="ro1">
          <table:table-cell office:value-type="string" calcext:value-type="string">
            <text:p><text:span text:style-name="T6">Terberger, Thomas, and Harald Lübke. 2005. ‘Hamburger Kultur in Mecklenburg-Vorpommern?’ </text:span><text:span text:style-name="T7">Bodendenkmalpflege in Mecklenburg-Vorpommern</text:span><text:span text:style-name="T6"> 54: 15–34.</text:span></text:p>
          </table:table-cell>
        </table:table-row>
        <table:table-row table:style-name="ro1">
          <table:table-cell office:value-type="string" calcext:value-type="string">
            <text:p><text:span text:style-name="T6">———. 2007. ‘Between East and West - Hamburgian in Northeastern Germany?’ In </text:span><text:span text:style-name="T7">Studies in the Final Palaeolithic Settlement of the Great European Plain</text:span><text:span text:style-name="T6">, edited by Michal Kobusiewicz and Jacek Kabacinski, 53–65. Poznan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Tromnau, Gernot. 1974a. ‘Der jungpaläolitische Fundplatz Schalkholz, Kreis Dithmarschen’. </text:span><text:span text:style-name="T14">Hammaburg, Neue Folge</text:span><text:span text:style-name="T8"> 1: 9–22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74b. ‘Jungpaläolitische Funder der Hamburger Kultur vom Itzstedter See, Kreis Segeberg’. </text:span><text:span text:style-name="T13">Hammaburg, Neue Folge</text:span><text:span text:style-name="T12"> 1: 99–101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74c. ‘Zur jungpaläolitischen Fundstelle der Hamburger Kultur im Dörgener Moor, Kr. Meppen’. </text:span><text:span text:style-name="T13">Die Kunde</text:span><text:span text:style-name="T12"> 25: 9–14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75a. </text:span><text:span text:style-name="T13">Die Fundplätze der Hamburger Kultur von Heber und Deimern, Kreis Soltau</text:span><text:span text:style-name="T12">. Materialhefte zur Ur- und Frühgeschichte Niedersachsens 9. Hildesheim: August Lax Verlag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———. 1975b. </text:span><text:span text:style-name="T13">Neue Ausgrabungen im Ahrensburger Tunneltal. Ein Beitrag zur Erforschung des Jungpaläolithikums im Nordwesteuropäischen Flachland</text:span><text:span text:style-name="T12">. Neumünster: Karl Wachholtz Verlag GmbH.</text:span></text:p>
          </table:table-cell>
        </table:table-row>
        <table:table-row table:style-name="ro1">
          <table:table-cell office:value-type="string" calcext:value-type="string">
            <text:p><text:span text:style-name="T6">Weber, Mara-Julia, Ingo Clausen, Rupert A Housley, Christopher E Miller, and Felix Riede. 2010. ‘New Information on the Havelte Group Site Ahrenshöft LA 58 D (Nordfriesland, Germany) - Preliminary Results of the 2008 Fieldwork’. </text:span><text:span text:style-name="T7">Quartär</text:span><text:span text:style-name="T6"> 57: 7–24.</text:span></text:p>
          </table:table-cell>
        </table:table-row>
        <table:table-row table:style-name="ro1">
          <table:table-cell table:style-name="ce25" office:value-type="string" calcext:value-type="string">
            <text:p><text:span text:style-name="T6">Zeitz, Bernhard. 1969. </text:span><text:span text:style-name="T7">Paläolitische und Mesolitische Funde aus dem Kreise Gifhorn</text:span><text:span text:style-name="T6">. Materialhefte zur Ur- und Frühgeschichte Niedersachsens 2. </text:span><text:span text:style-name="T8">Hildesheim: August Lax Verlag.</text:span></text:p>
          </table:table-cell>
        </table:table-row>
        <table:table-row table:style-name="ro1">
          <table:table-cell table:style-name="ce26" office:value-type="string" calcext:value-type="string">
            <text:p><text:span text:style-name="T12">Zoller, Dieter. 1963. ‘Vorläufiger Bericht über eine Rentierstation der Hamburger Stufe bei Querenstede, Kreis Ammerland’. </text:span><text:span text:style-name="T13">Die Kunde</text:span><text:span text:style-name="T12"> 14: 17–25.</text:span></text:p>
          </table:table-cell>
        </table:table-row>
      </table:table>
      <table:named-expressions/>
      <table:database-ranges>
        <table:database-range table:name="__Anonymous_Sheet_DB__0" table:target-range-address="Table.A1:Table.R193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1" svg:font-family="Calibri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Baltic" svg:font-family="'Calibri Baltic'" style:font-family-generic="swiss" style:font-pitch="variable"/>
    <style:font-face style:name="Calibri CE" svg:font-family="'Calibri CE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r.</number:text>
    </number:number-style>
    <number:number-style style:name="N108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r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r.</number:text>
    </number:number-style>
    <number:number-style style:name="N111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r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124P2" style:volatile="true">
      <loext:text> </loext:text>
      <loext:fill-character> </loext:fill-character>
      <number:text>- kr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-00-0000</text:date>, <text:time style:data-style-name="N2" text:time-value="09:36:43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3T09:48:01.430000000</meta:creation-date>
    <dc:date>2021-01-17T11:36:29.233000000</dc:date>
    <meta:editing-duration>P1DT19H48M50S</meta:editing-duration>
    <meta:editing-cycles>95</meta:editing-cycles>
    <meta:generator>LibreOffice/6.4.5.2$Windows_x86 LibreOffice_project/a726b36747cf2001e06b58ad5db1aa3a9a1872d6</meta:generator>
    <meta:document-statistic meta:table-count="3" meta:cell-count="3586" meta:object-count="0"/>
  </office:meta>
</office:document-meta>
</file>